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92D05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BA067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fo:color="#9BC2E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E5AB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60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796850" table:style-name="ce7">
            <text:p>10.796.850</text:p>
          </table:table-cell>
          <table:table-cell office:value-type="float" office:value="534000" table:style-name="ce7">
            <text:p>534.000</text:p>
          </table:table-cell>
          <table:table-cell office:value-type="float" office:value="2619500" table:style-name="ce7">
            <text:p>2.6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5821050" table:style-name="ce9">
            <text:p>15.821.050</text:p>
          </table:table-cell>
          <table:table-cell office:value-type="float" office:value="15207514.5" table:style-name="ce9">
            <text:p>15.207.515</text:p>
          </table:table-cell>
          <table:table-cell office:value-type="percentage" office:value="0.96122030459419572" table:style-name="ce10">
            <text:p>96,1%</text:p>
          </table:table-cell>
          <table:table-cell office:value-type="float" office:value="7203820" table:style-name="ce8">
            <text:p>7.203.820</text:p>
          </table:table-cell>
          <table:table-cell office:value-type="float" office:value="6865579" table:style-name="ce8">
            <text:p>6.865.579</text:p>
          </table:table-cell>
          <table:table-cell office:value-type="float" office:value="2219427" table:style-name="ce8">
            <text:p>2.219.427</text:p>
          </table:table-cell>
          <table:table-cell office:value-type="date" office:date-value="2022-01-10T00:00:00" table:style-name="ce11">
            <text:p>1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713201" table:style-name="ce7">
            <text:p>1.713.201</text:p>
          </table:table-cell>
          <table:table-cell office:value-type="float" office:value="72000" table:style-name="ce7">
            <text:p>72.000</text:p>
          </table:table-cell>
          <table:table-cell office:value-type="float" office:value="408490" table:style-name="ce7">
            <text:p>40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512456" table:style-name="ce14">
            <text:p>2.512.456</text:p>
          </table:table-cell>
          <table:table-cell office:value-type="float" office:value="2399616" table:style-name="ce14">
            <text:p>2.399.616</text:p>
          </table:table-cell>
          <table:table-cell office:value-type="percentage" office:value="0.95508777069130768" table:style-name="ce15">
            <text:p>95,5%</text:p>
          </table:table-cell>
          <table:table-cell office:value-type="float" office:value="1120842" table:style-name="ce13">
            <text:p>1.120.842</text:p>
          </table:table-cell>
          <table:table-cell office:value-type="float" office:value="1068194" table:style-name="ce13">
            <text:p>1.068.194</text:p>
          </table:table-cell>
          <table:table-cell office:value-type="float" office:value="452444" table:style-name="ce13">
            <text:p>452.444</text:p>
          </table:table-cell>
          <table:table-cell office:value-type="date" office:date-value="2022-01-10T00:00:00" table:style-name="ce16">
            <text:p>1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58725" table:style-name="ce7">
            <text:p>1.458.725</text:p>
          </table:table-cell>
          <table:table-cell office:value-type="float" office:value="42000" table:style-name="ce7">
            <text:p>42.000</text:p>
          </table:table-cell>
          <table:table-cell office:value-type="float" office:value="441040" table:style-name="ce7">
            <text:p>44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205665" table:style-name="ce14">
            <text:p>2.205.665</text:p>
          </table:table-cell>
          <table:table-cell office:value-type="float" office:value="2125067" table:style-name="ce14">
            <text:p>2.125.067</text:p>
          </table:table-cell>
          <table:table-cell office:value-type="percentage" office:value="0.9634586394579413" table:style-name="ce15">
            <text:p>96,3%</text:p>
          </table:table-cell>
          <table:table-cell office:value-type="float" office:value="910298" table:style-name="ce13">
            <text:p>910.298</text:p>
          </table:table-cell>
          <table:table-cell office:value-type="float" office:value="870865" table:style-name="ce13">
            <text:p>870.865</text:p>
          </table:table-cell>
          <table:table-cell office:value-type="float" office:value="552937" table:style-name="ce13">
            <text:p>552.937</text:p>
          </table:table-cell>
          <table:table-cell office:value-type="date" office:date-value="2022-01-10T00:00:00" table:style-name="ce16">
            <text:p>1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72000" table:style-name="ce7">
            <text:p>72.000</text:p>
          </table:table-cell>
          <table:table-cell office:value-type="float" office:value="467070" table:style-name="ce7">
            <text:p>467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2139774" table:style-name="ce14">
            <text:p>2.139.774</text:p>
          </table:table-cell>
          <table:table-cell office:value-type="float" office:value="1876516" table:style-name="ce14">
            <text:p>1.876.516</text:p>
          </table:table-cell>
          <table:table-cell office:value-type="percentage" office:value="0.8769692500236006" table:style-name="ce15">
            <text:p>87,7%</text:p>
          </table:table-cell>
          <table:table-cell office:value-type="float" office:value="907451" table:style-name="ce13">
            <text:p>907.451</text:p>
          </table:table-cell>
          <table:table-cell office:value-type="float" office:value="871141" table:style-name="ce13">
            <text:p>871.141</text:p>
          </table:table-cell>
          <table:table-cell office:value-type="float" office:value="286502" table:style-name="ce13">
            <text:p>286.502</text:p>
          </table:table-cell>
          <table:table-cell office:value-type="date" office:date-value="2022-01-10T00:00:00" table:style-name="ce16">
            <text:p>1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580990" table:style-name="ce7">
            <text:p>2.580.990</text:p>
          </table:table-cell>
          <table:table-cell office:value-type="float" office:value="114000" table:style-name="ce7">
            <text:p>114.000</text:p>
          </table:table-cell>
          <table:table-cell office:value-type="float" office:value="674700" table:style-name="ce7">
            <text:p>6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959140" table:style-name="ce14">
            <text:p>3.959.140</text:p>
          </table:table-cell>
          <table:table-cell office:value-type="float" office:value="3764869.5" table:style-name="ce14">
            <text:p>3.764.870</text:p>
          </table:table-cell>
          <table:table-cell office:value-type="percentage" office:value="0.95093113655995998" table:style-name="ce15">
            <text:p>95,1%</text:p>
          </table:table-cell>
          <table:table-cell office:value-type="float" office:value="1775360" table:style-name="ce13">
            <text:p>1.775.360</text:p>
          </table:table-cell>
          <table:table-cell office:value-type="float" office:value="1667991" table:style-name="ce13">
            <text:p>1.667.991</text:p>
          </table:table-cell>
          <table:table-cell office:value-type="float" office:value="638926" table:style-name="ce13">
            <text:p>638.926</text:p>
          </table:table-cell>
          <table:table-cell office:value-type="date" office:date-value="2022-01-10T00:00:00" table:style-name="ce16">
            <text:p>1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59515" table:style-name="ce7">
            <text:p>859.515</text:p>
          </table:table-cell>
          <table:table-cell office:value-type="float" office:value="30000" table:style-name="ce7">
            <text:p>30.000</text:p>
          </table:table-cell>
          <table:table-cell office:value-type="float" office:value="155400" table:style-name="ce7">
            <text:p>155.4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92315" table:style-name="ce14">
            <text:p>1.192.315</text:p>
          </table:table-cell>
          <table:table-cell office:value-type="float" office:value="1144001" table:style-name="ce14">
            <text:p>1.144.001</text:p>
          </table:table-cell>
          <table:table-cell office:value-type="percentage" office:value="0.95947882900072545" table:style-name="ce15">
            <text:p>95,9%</text:p>
          </table:table-cell>
          <table:table-cell office:value-type="float" office:value="511773" table:style-name="ce13">
            <text:p>511.773</text:p>
          </table:table-cell>
          <table:table-cell office:value-type="float" office:value="485675" table:style-name="ce13">
            <text:p>485.675</text:p>
          </table:table-cell>
          <table:table-cell office:value-type="float" office:value="237053" table:style-name="ce13">
            <text:p>237.053</text:p>
          </table:table-cell>
          <table:table-cell office:value-type="date" office:date-value="2022-01-10T00:00:00" table:style-name="ce16">
            <text:p>1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987903" table:style-name="ce7">
            <text:p>3.987.903</text:p>
          </table:table-cell>
          <table:table-cell office:value-type="float" office:value="114000" table:style-name="ce7">
            <text:p>11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0" table:style-name="ce13">
            <text:p>95.310</text:p>
          </table:table-cell>
          <table:table-cell office:value-type="float" office:value="5274953" table:style-name="ce14">
            <text:p>5.274.953</text:p>
          </table:table-cell>
          <table:table-cell office:value-type="float" office:value="4837493.5" table:style-name="ce14">
            <text:p>4.837.494</text:p>
          </table:table-cell>
          <table:table-cell office:value-type="percentage" office:value="0.91706855018423861" table:style-name="ce15">
            <text:p>91,7%</text:p>
          </table:table-cell>
          <table:table-cell office:value-type="float" office:value="2101442" table:style-name="ce13">
            <text:p>2.101.442</text:p>
          </table:table-cell>
          <table:table-cell office:value-type="float" office:value="1997205" table:style-name="ce13">
            <text:p>1.997.205</text:p>
          </table:table-cell>
          <table:table-cell office:value-type="float" office:value="1048719" table:style-name="ce13">
            <text:p>1.048.719</text:p>
          </table:table-cell>
          <table:table-cell office:value-type="date" office:date-value="2022-01-10T00:00:00" table:style-name="ce16">
            <text:p>1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608965" table:style-name="ce7">
            <text:p>2.608.965</text:p>
          </table:table-cell>
          <table:table-cell office:value-type="float" office:value="126000" table:style-name="ce7">
            <text:p>126.000</text:p>
          </table:table-cell>
          <table:table-cell office:value-type="float" office:value="771270" table:style-name="ce7">
            <text:p>77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982070" table:style-name="ce14">
            <text:p>3.982.070</text:p>
          </table:table-cell>
          <table:table-cell office:value-type="float" office:value="3605147.5" table:style-name="ce14">
            <text:p>3.605.148</text:p>
          </table:table-cell>
          <table:table-cell office:value-type="percentage" office:value="0.90534508434055649" table:style-name="ce15">
            <text:p>90,5%</text:p>
          </table:table-cell>
          <table:table-cell office:value-type="float" office:value="1703188" table:style-name="ce13">
            <text:p>1.703.188</text:p>
          </table:table-cell>
          <table:table-cell office:value-type="float" office:value="1591218" table:style-name="ce13">
            <text:p>1.591.218</text:p>
          </table:table-cell>
          <table:table-cell office:value-type="float" office:value="700722" table:style-name="ce13">
            <text:p>700.722</text:p>
          </table:table-cell>
          <table:table-cell office:value-type="date" office:date-value="2022-01-10T00:00:00" table:style-name="ce16">
            <text:p>1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20010" table:style-name="ce7">
            <text:p>8.620.010</text:p>
          </table:table-cell>
          <table:table-cell office:value-type="float" office:value="480000" table:style-name="ce7">
            <text:p>480.000</text:p>
          </table:table-cell>
          <table:table-cell office:value-type="float" office:value="2954900" table:style-name="ce7">
            <text:p>2.9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3944960" table:style-name="ce14">
            <text:p>13.944.960</text:p>
          </table:table-cell>
          <table:table-cell office:value-type="float" office:value="13120720.5" table:style-name="ce14">
            <text:p>13.120.721</text:p>
          </table:table-cell>
          <table:table-cell office:value-type="percentage" office:value="0.94089337653173621" table:style-name="ce15">
            <text:p>94,1%</text:p>
          </table:table-cell>
          <table:table-cell office:value-type="float" office:value="6367512" table:style-name="ce13">
            <text:p>6.367.512</text:p>
          </table:table-cell>
          <table:table-cell office:value-type="float" office:value="6028875" table:style-name="ce13">
            <text:p>6.028.875</text:p>
          </table:table-cell>
          <table:table-cell office:value-type="float" office:value="2489470" table:style-name="ce13">
            <text:p>2.489.470</text:p>
          </table:table-cell>
          <table:table-cell office:value-type="date" office:date-value="2022-01-10T00:00:00" table:style-name="ce16">
            <text:p>1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538150" table:style-name="ce7">
            <text:p>6.538.150</text:p>
          </table:table-cell>
          <table:table-cell office:value-type="float" office:value="402000" table:style-name="ce7">
            <text:p>402.000</text:p>
          </table:table-cell>
          <table:table-cell office:value-type="float" office:value="1843650" table:style-name="ce7">
            <text:p>1.8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9860825" table:style-name="ce14">
            <text:p>9.860.825</text:p>
          </table:table-cell>
          <table:table-cell office:value-type="float" office:value="9095322.5" table:style-name="ce14">
            <text:p>9.095.323</text:p>
          </table:table-cell>
          <table:table-cell office:value-type="percentage" office:value="0.92236932508182634" table:style-name="ce15">
            <text:p>92,2%</text:p>
          </table:table-cell>
          <table:table-cell office:value-type="float" office:value="4257427" table:style-name="ce13">
            <text:p>4.257.427</text:p>
          </table:table-cell>
          <table:table-cell office:value-type="float" office:value="4078111" table:style-name="ce13">
            <text:p>4.078.111</text:p>
          </table:table-cell>
          <table:table-cell office:value-type="float" office:value="1672005" table:style-name="ce13">
            <text:p>1.672.005</text:p>
          </table:table-cell>
          <table:table-cell office:value-type="date" office:date-value="2022-01-10T00:00:00" table:style-name="ce16">
            <text:p>1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79443" table:style-name="ce7">
            <text:p>1.479.443</text:p>
          </table:table-cell>
          <table:table-cell office:value-type="float" office:value="60000" table:style-name="ce7">
            <text:p>60.000</text:p>
          </table:table-cell>
          <table:table-cell office:value-type="float" office:value="271770" table:style-name="ce7">
            <text:p>27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1255" table:style-name="ce13">
            <text:p>41.255</text:p>
          </table:table-cell>
          <table:table-cell office:value-type="float" office:value="2035068" table:style-name="ce14">
            <text:p>2.035.068</text:p>
          </table:table-cell>
          <table:table-cell office:value-type="float" office:value="2072374.5" table:style-name="ce14">
            <text:p>2.072.375</text:p>
          </table:table-cell>
          <table:table-cell office:value-type="percentage" office:value="1" table:style-name="ce15">
            <text:p>100,0%</text:p>
          </table:table-cell>
          <table:table-cell office:value-type="float" office:value="931477" table:style-name="ce13">
            <text:p>931.477</text:p>
          </table:table-cell>
          <table:table-cell office:value-type="float" office:value="893420" table:style-name="ce13">
            <text:p>893.420</text:p>
          </table:table-cell>
          <table:table-cell office:value-type="float" office:value="413403" table:style-name="ce13">
            <text:p>413.403</text:p>
          </table:table-cell>
          <table:table-cell office:value-type="date" office:date-value="2022-01-10T00:00:00" table:style-name="ce16">
            <text:p>1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964669" table:style-name="ce7">
            <text:p>3.964.669</text:p>
          </table:table-cell>
          <table:table-cell office:value-type="float" office:value="132000" table:style-name="ce7">
            <text:p>132.000</text:p>
          </table:table-cell>
          <table:table-cell office:value-type="float" office:value="785000" table:style-name="ce7">
            <text:p>785.0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577769" table:style-name="ce14">
            <text:p>5.577.769</text:p>
          </table:table-cell>
          <table:table-cell office:value-type="float" office:value="5633712.5" table:style-name="ce14">
            <text:p>5.633.713</text:p>
          </table:table-cell>
          <table:table-cell office:value-type="percentage" office:value="1" table:style-name="ce15">
            <text:p>100,0%</text:p>
          </table:table-cell>
          <table:table-cell office:value-type="float" office:value="2418649" table:style-name="ce13">
            <text:p>2.418.649</text:p>
          </table:table-cell>
          <table:table-cell office:value-type="float" office:value="2313358" table:style-name="ce13">
            <text:p>2.313.358</text:p>
          </table:table-cell>
          <table:table-cell office:value-type="float" office:value="1484199" table:style-name="ce13">
            <text:p>1.484.199</text:p>
          </table:table-cell>
          <table:table-cell office:value-type="date" office:date-value="2022-01-10T00:00:00" table:style-name="ce16">
            <text:p>1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34135" table:style-name="ce7">
            <text:p>434.135</text:p>
          </table:table-cell>
          <table:table-cell office:value-type="float" office:value="18000" table:style-name="ce7">
            <text:p>18.000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12175" table:style-name="ce14">
            <text:p>612.175</text:p>
          </table:table-cell>
          <table:table-cell office:value-type="float" office:value="579158.5" table:style-name="ce14">
            <text:p>579.159</text:p>
          </table:table-cell>
          <table:table-cell office:value-type="percentage" office:value="0.94606689263690935" table:style-name="ce15">
            <text:p>94,6%</text:p>
          </table:table-cell>
          <table:table-cell office:value-type="float" office:value="273384" table:style-name="ce13">
            <text:p>273.384</text:p>
          </table:table-cell>
          <table:table-cell office:value-type="float" office:value="259325" table:style-name="ce13">
            <text:p>259.325</text:p>
          </table:table-cell>
          <table:table-cell office:value-type="float" office:value="108099" table:style-name="ce13">
            <text:p>108.099</text:p>
          </table:table-cell>
          <table:table-cell office:value-type="date" office:date-value="2022-01-10T00:00:00" table:style-name="ce16">
            <text:p>1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392335" table:style-name="ce7">
            <text:p>8.392.335</text:p>
          </table:table-cell>
          <table:table-cell office:value-type="float" office:value="312000" table:style-name="ce7">
            <text:p>312.000</text:p>
          </table:table-cell>
          <table:table-cell office:value-type="float" office:value="2120800" table:style-name="ce7">
            <text:p>2.1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368685" table:style-name="ce14">
            <text:p>12.368.685</text:p>
          </table:table-cell>
          <table:table-cell office:value-type="float" office:value="11952506.5" table:style-name="ce14">
            <text:p>11.952.507</text:p>
          </table:table-cell>
          <table:table-cell office:value-type="percentage" office:value="0.9663522435893549" table:style-name="ce15">
            <text:p>96,6%</text:p>
          </table:table-cell>
          <table:table-cell office:value-type="float" office:value="5658075" table:style-name="ce13">
            <text:p>5.658.075</text:p>
          </table:table-cell>
          <table:table-cell office:value-type="float" office:value="5347327" table:style-name="ce13">
            <text:p>5.347.327</text:p>
          </table:table-cell>
          <table:table-cell office:value-type="float" office:value="2227559" table:style-name="ce13">
            <text:p>2.227.559</text:p>
          </table:table-cell>
          <table:table-cell office:value-type="date" office:date-value="2022-01-10T00:00:00" table:style-name="ce16">
            <text:p>1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102000" table:style-name="ce7">
            <text:p>102.000</text:p>
          </table:table-cell>
          <table:table-cell office:value-type="float" office:value="548000" table:style-name="ce7">
            <text:p>54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659175" table:style-name="ce14">
            <text:p>2.659.175</text:p>
          </table:table-cell>
          <table:table-cell office:value-type="float" office:value="2564736" table:style-name="ce14">
            <text:p>2.564.736</text:p>
          </table:table-cell>
          <table:table-cell office:value-type="percentage" office:value="0.96448560173738096" table:style-name="ce15">
            <text:p>96,4%</text:p>
          </table:table-cell>
          <table:table-cell office:value-type="float" office:value="1270600" table:style-name="ce13">
            <text:p>1.270.600</text:p>
          </table:table-cell>
          <table:table-cell office:value-type="float" office:value="1191451" table:style-name="ce13">
            <text:p>1.191.451</text:p>
          </table:table-cell>
          <table:table-cell office:value-type="float" office:value="410728" table:style-name="ce13">
            <text:p>410.728</text:p>
          </table:table-cell>
          <table:table-cell office:value-type="date" office:date-value="2022-01-10T00:00:00" table:style-name="ce16">
            <text:p>1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47815" table:style-name="ce7">
            <text:p>847.815</text:p>
          </table:table-cell>
          <table:table-cell office:value-type="float" office:value="42000" table:style-name="ce7">
            <text:p>42.000</text:p>
          </table:table-cell>
          <table:table-cell office:value-type="float" office:value="226500" table:style-name="ce7">
            <text:p>226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276665" table:style-name="ce14">
            <text:p>1.276.665</text:p>
          </table:table-cell>
          <table:table-cell office:value-type="float" office:value="1196737.5" table:style-name="ce14">
            <text:p>1.196.738</text:p>
          </table:table-cell>
          <table:table-cell office:value-type="percentage" office:value="0.93739352140146393" table:style-name="ce15">
            <text:p>93,7%</text:p>
          </table:table-cell>
          <table:table-cell office:value-type="float" office:value="559127" table:style-name="ce13">
            <text:p>559.127</text:p>
          </table:table-cell>
          <table:table-cell office:value-type="float" office:value="530578" table:style-name="ce13">
            <text:p>530.578</text:p>
          </table:table-cell>
          <table:table-cell office:value-type="float" office:value="224505" table:style-name="ce13">
            <text:p>224.505</text:p>
          </table:table-cell>
          <table:table-cell office:value-type="date" office:date-value="2022-01-10T00:00:00" table:style-name="ce16">
            <text:p>1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24820" table:style-name="ce7">
            <text:p>2.924.820</text:p>
          </table:table-cell>
          <table:table-cell office:value-type="float" office:value="126000" table:style-name="ce7">
            <text:p>126.000</text:p>
          </table:table-cell>
          <table:table-cell office:value-type="float" office:value="742900" table:style-name="ce7">
            <text:p>742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339220" table:style-name="ce14">
            <text:p>4.339.220</text:p>
          </table:table-cell>
          <table:table-cell office:value-type="float" office:value="4075070" table:style-name="ce14">
            <text:p>4.075.070</text:p>
          </table:table-cell>
          <table:table-cell office:value-type="percentage" office:value="0.93912500403298294" table:style-name="ce15">
            <text:p>93,9%</text:p>
          </table:table-cell>
          <table:table-cell office:value-type="float" office:value="1915006" table:style-name="ce13">
            <text:p>1.915.006</text:p>
          </table:table-cell>
          <table:table-cell office:value-type="float" office:value="1813913" table:style-name="ce13">
            <text:p>1.813.913</text:p>
          </table:table-cell>
          <table:table-cell office:value-type="float" office:value="838930" table:style-name="ce13">
            <text:p>838.930</text:p>
          </table:table-cell>
          <table:table-cell office:value-type="date" office:date-value="2022-01-10T00:00:00" table:style-name="ce16">
            <text:p>1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9090" table:style-name="ce7">
            <text:p>99.090</text:p>
          </table:table-cell>
          <table:table-cell office:value-type="float" office:value="12000" table:style-name="ce7">
            <text:p>12.00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55395" table:style-name="ce14">
            <text:p>155.395</text:p>
          </table:table-cell>
          <table:table-cell office:value-type="float" office:value="133367.5" table:style-name="ce14">
            <text:p>133.368</text:p>
          </table:table-cell>
          <table:table-cell office:value-type="percentage" office:value="0.85824833488850993" table:style-name="ce15">
            <text:p>85,8%</text:p>
          </table:table-cell>
          <table:table-cell office:value-type="float" office:value="66541" table:style-name="ce13">
            <text:p>66.541</text:p>
          </table:table-cell>
          <table:table-cell office:value-type="float" office:value="61368" table:style-name="ce13">
            <text:p>61.368</text:p>
          </table:table-cell>
          <table:table-cell office:value-type="float" office:value="19668" table:style-name="ce13">
            <text:p>19.668</text:p>
          </table:table-cell>
          <table:table-cell office:value-type="date" office:date-value="2022-01-10T00:00:00" table:style-name="ce16">
            <text:p>1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7920" table:style-name="ce7">
            <text:p>97.92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4270" table:style-name="ce14">
            <text:p>154.270</text:p>
          </table:table-cell>
          <table:table-cell office:value-type="float" office:value="129183.5" table:style-name="ce14">
            <text:p>129.184</text:p>
          </table:table-cell>
          <table:table-cell office:value-type="percentage" office:value="0.83738575225254419" table:style-name="ce15">
            <text:p>83,7%</text:p>
          </table:table-cell>
          <table:table-cell office:value-type="float" office:value="63810" table:style-name="ce13">
            <text:p>63.810</text:p>
          </table:table-cell>
          <table:table-cell office:value-type="float" office:value="58815" table:style-name="ce13">
            <text:p>58.815</text:p>
          </table:table-cell>
          <table:table-cell office:value-type="float" office:value="20809" table:style-name="ce13">
            <text:p>20.809</text:p>
          </table:table-cell>
          <table:table-cell office:value-type="date" office:date-value="2022-01-10T00:00:00" table:style-name="ce17">
            <text:p>1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207338.5" table:style-name="ce14">
            <text:p>207.339</text:p>
          </table:table-cell>
          <table:table-cell office:value-type="percentage" office:value="0.9769150670473713" table:style-name="ce15">
            <text:p>97,7%</text:p>
          </table:table-cell>
          <table:table-cell office:value-type="float" office:value="95349" table:style-name="ce13">
            <text:p>95.349</text:p>
          </table:table-cell>
          <table:table-cell office:value-type="float" office:value="92139" table:style-name="ce13">
            <text:p>92.139</text:p>
          </table:table-cell>
          <table:table-cell office:value-type="float" office:value="40386" table:style-name="ce13">
            <text:p>40.386</text:p>
          </table:table-cell>
          <table:table-cell office:value-type="date" office:date-value="2022-01-10T00:00:00" table:style-name="ce17">
            <text:p>1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170" table:style-name="ce7">
            <text:p>6.170</text:p>
          </table:table-cell>
          <table:table-cell office:value-type="float" office:value="0" table:style-name="ce7">
            <text:p>0</text:p>
          </table:table-cell>
          <table:table-cell office:value-type="float" office:value="4640" table:style-name="ce13">
            <text:p>4.640</text:p>
          </table:table-cell>
          <table:table-cell office:value-type="float" office:value="10810" table:style-name="ce14">
            <text:p>10.810</text:p>
          </table:table-cell>
          <table:table-cell office:value-type="float" office:value="10827" table:style-name="ce14">
            <text:p>10.827</text:p>
          </table:table-cell>
          <table:table-cell office:value-type="percentage" office:value="1" table:style-name="ce15">
            <text:p>100,0%</text:p>
          </table:table-cell>
          <table:table-cell office:value-type="float" office:value="7844" table:style-name="ce13">
            <text:p>7.844</text:p>
          </table:table-cell>
          <table:table-cell office:value-type="float" office:value="7386" table:style-name="ce13">
            <text:p>7.386</text:p>
          </table:table-cell>
          <table:table-cell office:value-type="float" office:value="562" table:style-name="ce13">
            <text:p>562</text:p>
          </table:table-cell>
          <table:table-cell office:value-type="date" office:date-value="2022-01-10T00:00:00" table:style-name="ce17">
            <text:p>1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0459423" table:style-name="ce19">
            <text:p>60.459.423</text:p>
          </table:table-cell>
          <table:table-cell office:value-type="float" office:value="2802000" table:style-name="ce19">
            <text:p>2.802.000</text:p>
          </table:table-cell>
          <table:table-cell office:value-type="float" office:value="15844400" table:style-name="ce20">
            <text:p>15.844.400</text:p>
          </table:table-cell>
          <table:table-cell office:value-type="float" office:value="9048320" table:style-name="ce21">
            <text:p>9.048.320</text:p>
          </table:table-cell>
          <table:table-cell office:value-type="float" office:value="2140535" table:style-name="ce22">
            <text:p>2.140.535</text:p>
          </table:table-cell>
          <table:table-cell office:value-type="float" office:value="90294678" table:style-name="ce23">
            <text:p>90.294.678</text:p>
          </table:table-cell>
          <table:table-cell office:value-type="float" office:value="85731280" table:style-name="ce23">
            <text:p>85.731.280</text:p>
          </table:table-cell>
          <table:table-cell office:value-type="percentage" office:value="0.94946105240000966" table:style-name="ce24">
            <text:p>94,9%</text:p>
          </table:table-cell>
          <table:table-cell office:value-type="float" office:value="40118975" table:style-name="ce23">
            <text:p>40.118.975</text:p>
          </table:table-cell>
          <table:table-cell office:value-type="float" office:value="38093934" table:style-name="ce23">
            <text:p>38.093.934</text:p>
          </table:table-cell>
          <table:table-cell office:value-type="float" office:value="16087053" table:style-name="ce23">
            <text:p>16.087.053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89060" table:style-name="ce31">
            <text:p>6.989.060</text:p>
          </table:table-cell>
          <table:table-cell office:value-type="percentage" office:value="0.93788022638293878" table:style-name="ce32">
            <text:p>93,8%</text:p>
          </table:table-cell>
          <table:table-cell office:value-type="float" office:value="6865579" table:style-name="ce31">
            <text:p>6.865.579</text:p>
          </table:table-cell>
          <table:table-cell office:value-type="percentage" office:value="0.92130998829169453" table:style-name="ce32">
            <text:p>92,1%</text:p>
          </table:table-cell>
          <table:table-cell office:value-type="date" office:date-value="2022-01-10T00:00:00" table:style-name="ce33">
            <text:p>1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86955" table:style-name="ce31">
            <text:p>1.086.955</text:p>
          </table:table-cell>
          <table:table-cell office:value-type="percentage" office:value="0.91715789100641787" table:style-name="ce32">
            <text:p>91,7%</text:p>
          </table:table-cell>
          <table:table-cell office:value-type="float" office:value="1068194" table:style-name="ce31">
            <text:p>1.068.194</text:p>
          </table:table-cell>
          <table:table-cell office:value-type="percentage" office:value="0.90132761358631175" table:style-name="ce32">
            <text:p>90,1%</text:p>
          </table:table-cell>
          <table:table-cell office:value-type="date" office:date-value="2022-01-10T00:00:00" table:style-name="ce33">
            <text:p>1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81091" table:style-name="ce31">
            <text:p>881.091</text:p>
          </table:table-cell>
          <table:table-cell office:value-type="percentage" office:value="0.94342598511446829" table:style-name="ce32">
            <text:p>94,3%</text:p>
          </table:table-cell>
          <table:table-cell office:value-type="float" office:value="870865" table:style-name="ce31">
            <text:p>870.865</text:p>
          </table:table-cell>
          <table:table-cell office:value-type="percentage" office:value="0.93247652118420388" table:style-name="ce32">
            <text:p>93,2%</text:p>
          </table:table-cell>
          <table:table-cell office:value-type="date" office:date-value="2022-01-10T00:00:00" table:style-name="ce33">
            <text:p>1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89669" table:style-name="ce31">
            <text:p>889.669</text:p>
          </table:table-cell>
          <table:table-cell office:value-type="percentage" office:value="0.85969404764090462" table:style-name="ce32">
            <text:p>86,0%</text:p>
          </table:table-cell>
          <table:table-cell office:value-type="float" office:value="871141" table:style-name="ce31">
            <text:p>871.141</text:p>
          </table:table-cell>
          <table:table-cell office:value-type="percentage" office:value="0.8417902976904279" table:style-name="ce32">
            <text:p>84,2%</text:p>
          </table:table-cell>
          <table:table-cell office:value-type="date" office:date-value="2022-01-10T00:00:00" table:style-name="ce33">
            <text:p>1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722714" table:style-name="ce31">
            <text:p>1.722.714</text:p>
          </table:table-cell>
          <table:table-cell office:value-type="percentage" office:value="0.8785887613768848" table:style-name="ce32">
            <text:p>87,9%</text:p>
          </table:table-cell>
          <table:table-cell office:value-type="float" office:value="1667991" table:style-name="ce31">
            <text:p>1.667.991</text:p>
          </table:table-cell>
          <table:table-cell office:value-type="percentage" office:value="0.85067988457619292" table:style-name="ce32">
            <text:p>85,1%</text:p>
          </table:table-cell>
          <table:table-cell office:value-type="date" office:date-value="2022-01-10T00:00:00" table:style-name="ce33">
            <text:p>1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91691" table:style-name="ce31">
            <text:p>491.691</text:p>
          </table:table-cell>
          <table:table-cell office:value-type="percentage" office:value="0.93811423567188867" table:style-name="ce32">
            <text:p>93,8%</text:p>
          </table:table-cell>
          <table:table-cell office:value-type="float" office:value="485675" table:style-name="ce31">
            <text:p>485.675</text:p>
          </table:table-cell>
          <table:table-cell office:value-type="percentage" office:value="0.92663610155553899" table:style-name="ce32">
            <text:p>92,7%</text:p>
          </table:table-cell>
          <table:table-cell office:value-type="date" office:date-value="2022-01-10T00:00:00" table:style-name="ce33">
            <text:p>1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37200" table:style-name="ce31">
            <text:p>2.037.200</text:p>
          </table:table-cell>
          <table:table-cell office:value-type="percentage" office:value="0.93610439595028705" table:style-name="ce32">
            <text:p>93,6%</text:p>
          </table:table-cell>
          <table:table-cell office:value-type="float" office:value="1997205" table:style-name="ce31">
            <text:p>1.997.205</text:p>
          </table:table-cell>
          <table:table-cell office:value-type="percentage" office:value="0.91772647757406878" table:style-name="ce32">
            <text:p>91,8%</text:p>
          </table:table-cell>
          <table:table-cell office:value-type="date" office:date-value="2022-01-10T00:00:00" table:style-name="ce33">
            <text:p>1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51806" table:style-name="ce31">
            <text:p>1.651.806</text:p>
          </table:table-cell>
          <table:table-cell office:value-type="percentage" office:value="0.91321351803200379" table:style-name="ce32">
            <text:p>91,3%</text:p>
          </table:table-cell>
          <table:table-cell office:value-type="float" office:value="1591218" table:style-name="ce31">
            <text:p>1.591.218</text:p>
          </table:table-cell>
          <table:table-cell office:value-type="percentage" office:value="0.87971698113207553" table:style-name="ce32">
            <text:p>88,0%</text:p>
          </table:table-cell>
          <table:table-cell office:value-type="date" office:date-value="2022-01-10T00:00:00" table:style-name="ce33">
            <text:p>1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194027" table:style-name="ce31">
            <text:p>6.194.027</text:p>
          </table:table-cell>
          <table:table-cell office:value-type="percentage" office:value="0.90182037633437973" table:style-name="ce32">
            <text:p>90,2%</text:p>
          </table:table-cell>
          <table:table-cell office:value-type="float" office:value="6028875" table:style-name="ce31">
            <text:p>6.028.875</text:p>
          </table:table-cell>
          <table:table-cell office:value-type="percentage" office:value="0.87777504382414429" table:style-name="ce32">
            <text:p>87,8%</text:p>
          </table:table-cell>
          <table:table-cell office:value-type="date" office:date-value="2022-01-10T00:00:00" table:style-name="ce33">
            <text:p>1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150202" table:style-name="ce31">
            <text:p>4.150.202</text:p>
          </table:table-cell>
          <table:table-cell office:value-type="percentage" office:value="0.92463850065245112" table:style-name="ce32">
            <text:p>92,5%</text:p>
          </table:table-cell>
          <table:table-cell office:value-type="float" office:value="4078111" table:style-name="ce31">
            <text:p>4.078.111</text:p>
          </table:table-cell>
          <table:table-cell office:value-type="percentage" office:value="0.908577086256107" table:style-name="ce32">
            <text:p>90,9%</text:p>
          </table:table-cell>
          <table:table-cell office:value-type="date" office:date-value="2022-01-10T00:00:00" table:style-name="ce33">
            <text:p>1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6565" table:style-name="ce31">
            <text:p>906.565</text:p>
          </table:table-cell>
          <table:table-cell office:value-type="percentage" office:value="0.95083891227212702" table:style-name="ce32">
            <text:p>95,1%</text:p>
          </table:table-cell>
          <table:table-cell office:value-type="float" office:value="893420" table:style-name="ce31">
            <text:p>893.420</text:p>
          </table:table-cell>
          <table:table-cell office:value-type="percentage" office:value="0.93705194994530316" table:style-name="ce32">
            <text:p>93,7%</text:p>
          </table:table-cell>
          <table:table-cell office:value-type="date" office:date-value="2022-01-10T00:00:00" table:style-name="ce33">
            <text:p>1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34582" table:style-name="ce31">
            <text:p>2.334.582</text:p>
          </table:table-cell>
          <table:table-cell office:value-type="percentage" office:value="0.95114477630243588" table:style-name="ce32">
            <text:p>95,1%</text:p>
          </table:table-cell>
          <table:table-cell office:value-type="float" office:value="2313358" table:style-name="ce31">
            <text:p>2.313.358</text:p>
          </table:table-cell>
          <table:table-cell office:value-type="percentage" office:value="0.94249779078972185" table:style-name="ce32">
            <text:p>94,2%</text:p>
          </table:table-cell>
          <table:table-cell office:value-type="date" office:date-value="2022-01-10T00:00:00" table:style-name="ce33">
            <text:p>1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5448" table:style-name="ce31">
            <text:p>265.448</text:p>
          </table:table-cell>
          <table:table-cell office:value-type="percentage" office:value="0.93477480015494596" table:style-name="ce32">
            <text:p>93,5%</text:p>
          </table:table-cell>
          <table:table-cell office:value-type="float" office:value="259325" table:style-name="ce31">
            <text:p>259.325</text:p>
          </table:table-cell>
          <table:table-cell office:value-type="percentage" office:value="0.91321266330950457" table:style-name="ce32">
            <text:p>91,3%</text:p>
          </table:table-cell>
          <table:table-cell office:value-type="date" office:date-value="2022-01-10T00:00:00" table:style-name="ce33">
            <text:p>1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83430" table:style-name="ce31">
            <text:p>5.483.430</text:p>
          </table:table-cell>
          <table:table-cell office:value-type="percentage" office:value="0.91727798402693106" table:style-name="ce32">
            <text:p>91,7%</text:p>
          </table:table-cell>
          <table:table-cell office:value-type="float" office:value="5347327" table:style-name="ce31">
            <text:p>5.347.327</text:p>
          </table:table-cell>
          <table:table-cell office:value-type="percentage" office:value="0.89451043060507329" table:style-name="ce32">
            <text:p>89,5%</text:p>
          </table:table-cell>
          <table:table-cell office:value-type="date" office:date-value="2022-01-10T00:00:00" table:style-name="ce33">
            <text:p>1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24570" table:style-name="ce31">
            <text:p>1.224.570</text:p>
          </table:table-cell>
          <table:table-cell office:value-type="percentage" office:value="0.93468850967494244" table:style-name="ce32">
            <text:p>93,5%</text:p>
          </table:table-cell>
          <table:table-cell office:value-type="float" office:value="1191451" table:style-name="ce31">
            <text:p>1.191.451</text:p>
          </table:table-cell>
          <table:table-cell office:value-type="percentage" office:value="0.90940947397104277" table:style-name="ce32">
            <text:p>90,9%</text:p>
          </table:table-cell>
          <table:table-cell office:value-type="date" office:date-value="2022-01-10T00:00:00" table:style-name="ce33">
            <text:p>1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7353" table:style-name="ce31">
            <text:p>537.353</text:p>
          </table:table-cell>
          <table:table-cell office:value-type="percentage" office:value="0.92431289713324416" table:style-name="ce32">
            <text:p>92,4%</text:p>
          </table:table-cell>
          <table:table-cell office:value-type="float" office:value="530578" table:style-name="ce31">
            <text:p>530.578</text:p>
          </table:table-cell>
          <table:table-cell office:value-type="percentage" office:value="0.91265906831293842" table:style-name="ce32">
            <text:p>91,3%</text:p>
          </table:table-cell>
          <table:table-cell office:value-type="date" office:date-value="2022-01-10T00:00:00" table:style-name="ce33">
            <text:p>10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52302" table:style-name="ce31">
            <text:p>1.852.302</text:p>
          </table:table-cell>
          <table:table-cell office:value-type="percentage" office:value="0.93364678319891248" table:style-name="ce32">
            <text:p>93,4%</text:p>
          </table:table-cell>
          <table:table-cell office:value-type="float" office:value="1813913" table:style-name="ce31">
            <text:p>1.813.913</text:p>
          </table:table-cell>
          <table:table-cell office:value-type="percentage" office:value="0.91429693292599634" table:style-name="ce32">
            <text:p>91,4%</text:p>
          </table:table-cell>
          <table:table-cell office:value-type="date" office:date-value="2022-01-10T00:00:00" table:style-name="ce33">
            <text:p>10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4201" table:style-name="ce31">
            <text:p>64.201</text:p>
          </table:table-cell>
          <table:table-cell office:value-type="percentage" office:value="0.9046854082998661" table:style-name="ce32">
            <text:p>90,5%</text:p>
          </table:table-cell>
          <table:table-cell office:value-type="float" office:value="61368" table:style-name="ce31">
            <text:p>61.368</text:p>
          </table:table-cell>
          <table:table-cell office:value-type="percentage" office:value="0.86476432043965334" table:style-name="ce32">
            <text:p>86,5%</text:p>
          </table:table-cell>
          <table:table-cell office:value-type="date" office:date-value="2022-01-10T00:00:00" table:style-name="ce33">
            <text:p>10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1204" table:style-name="ce31">
            <text:p>61.204</text:p>
          </table:table-cell>
          <table:table-cell office:value-type="percentage" office:value="0.862915391881794" table:style-name="ce32">
            <text:p>86,3%</text:p>
          </table:table-cell>
          <table:table-cell office:value-type="float" office:value="58815" table:style-name="ce31">
            <text:p>58.815</text:p>
          </table:table-cell>
          <table:table-cell office:value-type="percentage" office:value="0.82923287323586226" table:style-name="ce32">
            <text:p>82,9%</text:p>
          </table:table-cell>
          <table:table-cell office:value-type="date" office:date-value="2022-01-10T00:00:00" table:style-name="ce33">
            <text:p>10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349" table:style-name="ce31">
            <text:p>95.349</text:p>
          </table:table-cell>
          <table:table-cell office:value-type="string" table:style-name="ce32">
            <text:p>-</text:p>
          </table:table-cell>
          <table:table-cell office:value-type="float" office:value="92139" table:style-name="ce31">
            <text:p>92.139</text:p>
          </table:table-cell>
          <table:table-cell office:value-type="string" table:style-name="ce32">
            <text:p>-</text:p>
          </table:table-cell>
          <table:table-cell office:value-type="date" office:date-value="2022-01-10T00:00:00" table:style-name="ce33">
            <text:p>10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844" table:style-name="ce31">
            <text:p>7.844</text:p>
          </table:table-cell>
          <table:table-cell office:value-type="string" table:style-name="ce32">
            <text:p>-</text:p>
          </table:table-cell>
          <table:table-cell office:value-type="float" office:value="7386" table:style-name="ce31">
            <text:p>7.386</text:p>
          </table:table-cell>
          <table:table-cell office:value-type="string" table:style-name="ce32">
            <text:p>-</text:p>
          </table:table-cell>
          <table:table-cell office:value-type="date" office:date-value="2022-01-10T00:00:00" table:style-name="ce33">
            <text:p>10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927263" table:style-name="ce34">
            <text:p>38.927.263</text:p>
          </table:table-cell>
          <table:table-cell office:value-type="percentage" office:value="0.92420282258044417" table:style-name="ce24">
            <text:p>92,4%</text:p>
          </table:table-cell>
          <table:table-cell office:value-type="float" office:value="38093934" table:style-name="ce34">
            <text:p>38.093.934</text:p>
          </table:table-cell>
          <table:table-cell office:value-type="percentage" office:value="0.90441810219211016" table:style-name="ce24">
            <text:p>90,4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5030" table:style-name="ce43">
            <text:p>435.030</text:p>
          </table:table-cell>
          <table:table-cell office:value-type="percentage" office:value="1" table:style-name="ce44">
            <text:p>100,0%</text:p>
          </table:table-cell>
          <table:table-cell office:value-type="float" office:value="655839" table:style-name="ce43">
            <text:p>655.839</text:p>
          </table:table-cell>
          <table:table-cell office:value-type="percentage" office:value="1" table:style-name="ce44">
            <text:p>100,0%</text:p>
          </table:table-cell>
          <table:table-cell office:value-type="float" office:value="935734" table:style-name="ce43">
            <text:p>935.734</text:p>
          </table:table-cell>
          <table:table-cell office:value-type="percentage" office:value="1" table:style-name="ce44">
            <text:p>100,0%</text:p>
          </table:table-cell>
          <table:table-cell office:value-type="float" office:value="1226261" table:style-name="ce43">
            <text:p>1.226.261</text:p>
          </table:table-cell>
          <table:table-cell office:value-type="percentage" office:value="0.96936019243949312" table:style-name="ce44">
            <text:p>96,9%</text:p>
          </table:table-cell>
          <table:table-cell office:value-type="float" office:value="1271297" table:style-name="ce43">
            <text:p>1.271.297</text:p>
          </table:table-cell>
          <table:table-cell office:value-type="percentage" office:value="0.91782842423078537" table:style-name="ce44">
            <text:p>91,8%</text:p>
          </table:table-cell>
          <table:table-cell office:value-type="float" office:value="959636" table:style-name="ce43">
            <text:p>959.636</text:p>
          </table:table-cell>
          <table:table-cell office:value-type="percentage" office:value="0.84162576071046125" table:style-name="ce44">
            <text:p>84,2%</text:p>
          </table:table-cell>
          <table:table-cell office:value-type="float" office:value="802454" table:style-name="ce43">
            <text:p>802.454</text:p>
          </table:table-cell>
          <table:table-cell office:value-type="percentage" office:value="0.86408764343061917" table:style-name="ce44">
            <text:p>86,4%</text:p>
          </table:table-cell>
          <table:table-cell office:value-type="float" office:value="702809" table:style-name="ce43">
            <text:p>702.809</text:p>
          </table:table-cell>
          <table:table-cell office:value-type="percentage" office:value="0.93346057348384326" table:style-name="ce44">
            <text:p>93,3%</text:p>
          </table:table-cell>
          <table:table-cell office:value-type="float" office:value="6989060" table:style-name="ce43">
            <text:p>6.989.060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3788022638293878" table:style-name="ce44">
            <text:p>93,8%</text:p>
          </table:table-cell>
          <table:table-cell office:value-type="percentage" office:value="0.82569950821149873" table:style-name="ce44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580" table:style-name="ce46">
            <text:p>101.580</text:p>
          </table:table-cell>
          <table:table-cell office:value-type="percentage" office:value="1" table:style-name="ce47">
            <text:p>100,0%</text:p>
          </table:table-cell>
          <table:table-cell office:value-type="float" office:value="119691" table:style-name="ce46">
            <text:p>119.691</text:p>
          </table:table-cell>
          <table:table-cell office:value-type="percentage" office:value="1" table:style-name="ce47">
            <text:p>100,0%</text:p>
          </table:table-cell>
          <table:table-cell office:value-type="float" office:value="155625" table:style-name="ce46">
            <text:p>155.625</text:p>
          </table:table-cell>
          <table:table-cell office:value-type="percentage" office:value="0.99525475324077328" table:style-name="ce47">
            <text:p>99,5%</text:p>
          </table:table-cell>
          <table:table-cell office:value-type="float" office:value="187793" table:style-name="ce46">
            <text:p>187.793</text:p>
          </table:table-cell>
          <table:table-cell office:value-type="percentage" office:value="0.94717702480505983" table:style-name="ce47">
            <text:p>94,7%</text:p>
          </table:table-cell>
          <table:table-cell office:value-type="float" office:value="191090" table:style-name="ce46">
            <text:p>191.090</text:p>
          </table:table-cell>
          <table:table-cell office:value-type="percentage" office:value="0.88902639304373721" table:style-name="ce47">
            <text:p>88,9%</text:p>
          </table:table-cell>
          <table:table-cell office:value-type="float" office:value="130265" table:style-name="ce46">
            <text:p>130.265</text:p>
          </table:table-cell>
          <table:table-cell office:value-type="percentage" office:value="0.79291601231997855" table:style-name="ce47">
            <text:p>79,3%</text:p>
          </table:table-cell>
          <table:table-cell office:value-type="float" office:value="108848" table:style-name="ce46">
            <text:p>108.848</text:p>
          </table:table-cell>
          <table:table-cell office:value-type="percentage" office:value="0.83471752517235298" table:style-name="ce47">
            <text:p>83,5%</text:p>
          </table:table-cell>
          <table:table-cell office:value-type="float" office:value="92063" table:style-name="ce46">
            <text:p>92.063</text:p>
          </table:table-cell>
          <table:table-cell office:value-type="percentage" office:value="0.89287065144652744" table:style-name="ce47">
            <text:p>89,3%</text:p>
          </table:table-cell>
          <table:table-cell office:value-type="float" office:value="1086955" table:style-name="ce46">
            <text:p>1.086.955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1715789100641787" table:style-name="ce47">
            <text:p>91,7%</text:p>
          </table:table-cell>
          <table:table-cell office:value-type="percentage" office:value="0.81763378870475278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143" table:style-name="ce46">
            <text:p>89.143</text:p>
          </table:table-cell>
          <table:table-cell office:value-type="percentage" office:value="1" table:style-name="ce47">
            <text:p>100,0%</text:p>
          </table:table-cell>
          <table:table-cell office:value-type="float" office:value="114634" table:style-name="ce46">
            <text:p>114.634</text:p>
          </table:table-cell>
          <table:table-cell office:value-type="percentage" office:value="1" table:style-name="ce47">
            <text:p>100,0%</text:p>
          </table:table-cell>
          <table:table-cell office:value-type="float" office:value="148869" table:style-name="ce46">
            <text:p>148.869</text:p>
          </table:table-cell>
          <table:table-cell office:value-type="percentage" office:value="0.99476786143853746" table:style-name="ce47">
            <text:p>99,5%</text:p>
          </table:table-cell>
          <table:table-cell office:value-type="float" office:value="154027" table:style-name="ce46">
            <text:p>154.027</text:p>
          </table:table-cell>
          <table:table-cell office:value-type="percentage" office:value="0.94701343416643613" table:style-name="ce47">
            <text:p>94,7%</text:p>
          </table:table-cell>
          <table:table-cell office:value-type="float" office:value="151943" table:style-name="ce46">
            <text:p>151.943</text:p>
          </table:table-cell>
          <table:table-cell office:value-type="percentage" office:value="0.90987646188762406" table:style-name="ce47">
            <text:p>91,0%</text:p>
          </table:table-cell>
          <table:table-cell office:value-type="float" office:value="92496" table:style-name="ce46">
            <text:p>92.496</text:p>
          </table:table-cell>
          <table:table-cell office:value-type="percentage" office:value="0.80817118242741437" table:style-name="ce47">
            <text:p>80,8%</text:p>
          </table:table-cell>
          <table:table-cell office:value-type="float" office:value="68203" table:style-name="ce46">
            <text:p>68.203</text:p>
          </table:table-cell>
          <table:table-cell office:value-type="percentage" office:value="0.86211778387329197" table:style-name="ce47">
            <text:p>86,2%</text:p>
          </table:table-cell>
          <table:table-cell office:value-type="float" office:value="61776" table:style-name="ce46">
            <text:p>61.776</text:p>
          </table:table-cell>
          <table:table-cell office:value-type="percentage" office:value="0.96525000000000005" table:style-name="ce47">
            <text:p>96,5%</text:p>
          </table:table-cell>
          <table:table-cell office:value-type="float" office:value="881091" table:style-name="ce46">
            <text:p>881.091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4342598511446829" table:style-name="ce47">
            <text:p>94,3%</text:p>
          </table:table-cell>
          <table:table-cell office:value-type="percentage" office:value="0.86484573766372463" table:style-name="ce47">
            <text:p>86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765" table:style-name="ce46">
            <text:p>51.765</text:p>
          </table:table-cell>
          <table:table-cell office:value-type="percentage" office:value="1" table:style-name="ce47">
            <text:p>100,0%</text:p>
          </table:table-cell>
          <table:table-cell office:value-type="float" office:value="79790" table:style-name="ce46">
            <text:p>79.790</text:p>
          </table:table-cell>
          <table:table-cell office:value-type="percentage" office:value="0.99098315862685682" table:style-name="ce47">
            <text:p>99,1%</text:p>
          </table:table-cell>
          <table:table-cell office:value-type="float" office:value="111868" table:style-name="ce46">
            <text:p>111.868</text:p>
          </table:table-cell>
          <table:table-cell office:value-type="percentage" office:value="0.95425271472562723" table:style-name="ce47">
            <text:p>95,4%</text:p>
          </table:table-cell>
          <table:table-cell office:value-type="float" office:value="153119" table:style-name="ce46">
            <text:p>153.119</text:p>
          </table:table-cell>
          <table:table-cell office:value-type="percentage" office:value="0.92353299516879073" table:style-name="ce47">
            <text:p>92,4%</text:p>
          </table:table-cell>
          <table:table-cell office:value-type="float" office:value="173015" table:style-name="ce46">
            <text:p>173.015</text:p>
          </table:table-cell>
          <table:table-cell office:value-type="percentage" office:value="0.83917796791028854" table:style-name="ce47">
            <text:p>83,9%</text:p>
          </table:table-cell>
          <table:table-cell office:value-type="float" office:value="134325" table:style-name="ce46">
            <text:p>134.325</text:p>
          </table:table-cell>
          <table:table-cell office:value-type="percentage" office:value="0.73729190337400585" table:style-name="ce47">
            <text:p>73,7%</text:p>
          </table:table-cell>
          <table:table-cell office:value-type="float" office:value="103871" table:style-name="ce46">
            <text:p>103.871</text:p>
          </table:table-cell>
          <table:table-cell office:value-type="percentage" office:value="0.75300488611155414" table:style-name="ce47">
            <text:p>75,3%</text:p>
          </table:table-cell>
          <table:table-cell office:value-type="float" office:value="81916" table:style-name="ce46">
            <text:p>81.916</text:p>
          </table:table-cell>
          <table:table-cell office:value-type="percentage" office:value="0.85793883535819015" table:style-name="ce47">
            <text:p>85,8%</text:p>
          </table:table-cell>
          <table:table-cell office:value-type="float" office:value="889669" table:style-name="ce46">
            <text:p>889.669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5969404764090462" table:style-name="ce47">
            <text:p>86,0%</text:p>
          </table:table-cell>
          <table:table-cell office:value-type="percentage" office:value="0.75939935623361665" table:style-name="ce47">
            <text:p>7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422" table:style-name="ce46">
            <text:p>94.422</text:p>
          </table:table-cell>
          <table:table-cell office:value-type="percentage" office:value="1" table:style-name="ce47">
            <text:p>100,0%</text:p>
          </table:table-cell>
          <table:table-cell office:value-type="float" office:value="155304" table:style-name="ce46">
            <text:p>155.304</text:p>
          </table:table-cell>
          <table:table-cell office:value-type="percentage" office:value="1" table:style-name="ce47">
            <text:p>100,0%</text:p>
          </table:table-cell>
          <table:table-cell office:value-type="float" office:value="228258" table:style-name="ce46">
            <text:p>228.258</text:p>
          </table:table-cell>
          <table:table-cell office:value-type="percentage" office:value="0.97093052932468993" table:style-name="ce47">
            <text:p>97,1%</text:p>
          </table:table-cell>
          <table:table-cell office:value-type="float" office:value="324352" table:style-name="ce46">
            <text:p>324.352</text:p>
          </table:table-cell>
          <table:table-cell office:value-type="percentage" office:value="0.92536632126717489" table:style-name="ce47">
            <text:p>92,5%</text:p>
          </table:table-cell>
          <table:table-cell office:value-type="float" office:value="322994" table:style-name="ce46">
            <text:p>322.994</text:p>
          </table:table-cell>
          <table:table-cell office:value-type="percentage" office:value="0.83262185376517051" table:style-name="ce47">
            <text:p>83,3%</text:p>
          </table:table-cell>
          <table:table-cell office:value-type="float" office:value="236540" table:style-name="ce46">
            <text:p>236.540</text:p>
          </table:table-cell>
          <table:table-cell office:value-type="percentage" office:value="0.760740221397467" table:style-name="ce47">
            <text:p>76,1%</text:p>
          </table:table-cell>
          <table:table-cell office:value-type="float" office:value="196448" table:style-name="ce46">
            <text:p>196.448</text:p>
          </table:table-cell>
          <table:table-cell office:value-type="percentage" office:value="0.78033589144700255" table:style-name="ce47">
            <text:p>78,0%</text:p>
          </table:table-cell>
          <table:table-cell office:value-type="float" office:value="164396" table:style-name="ce46">
            <text:p>164.396</text:p>
          </table:table-cell>
          <table:table-cell office:value-type="percentage" office:value="0.91434228602256995" table:style-name="ce47">
            <text:p>91,4%</text:p>
          </table:table-cell>
          <table:table-cell office:value-type="float" office:value="1722714" table:style-name="ce46">
            <text:p>1.722.714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785887613768848" table:style-name="ce47">
            <text:p>87,9%</text:p>
          </table:table-cell>
          <table:table-cell office:value-type="percentage" office:value="0.79170588321801216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30" table:style-name="ce46">
            <text:p>42.530</text:p>
          </table:table-cell>
          <table:table-cell office:value-type="percentage" office:value="1" table:style-name="ce47">
            <text:p>100,0%</text:p>
          </table:table-cell>
          <table:table-cell office:value-type="float" office:value="56159" table:style-name="ce46">
            <text:p>56.159</text:p>
          </table:table-cell>
          <table:table-cell office:value-type="percentage" office:value="1" table:style-name="ce47">
            <text:p>100,0%</text:p>
          </table:table-cell>
          <table:table-cell office:value-type="float" office:value="77150" table:style-name="ce46">
            <text:p>77.150</text:p>
          </table:table-cell>
          <table:table-cell office:value-type="percentage" office:value="0.99747882862499193" table:style-name="ce47">
            <text:p>99,7%</text:p>
          </table:table-cell>
          <table:table-cell office:value-type="float" office:value="84998" table:style-name="ce46">
            <text:p>84.998</text:p>
          </table:table-cell>
          <table:table-cell office:value-type="percentage" office:value="0.94480014227913389" table:style-name="ce47">
            <text:p>94,5%</text:p>
          </table:table-cell>
          <table:table-cell office:value-type="float" office:value="89189" table:style-name="ce46">
            <text:p>89.189</text:p>
          </table:table-cell>
          <table:table-cell office:value-type="percentage" office:value="0.91224212173592856" table:style-name="ce47">
            <text:p>91,2%</text:p>
          </table:table-cell>
          <table:table-cell office:value-type="float" office:value="56407" table:style-name="ce46">
            <text:p>56.407</text:p>
          </table:table-cell>
          <table:table-cell office:value-type="percentage" office:value="0.80040582918280756" table:style-name="ce47">
            <text:p>80,0%</text:p>
          </table:table-cell>
          <table:table-cell office:value-type="float" office:value="43057" table:style-name="ce46">
            <text:p>43.057</text:p>
          </table:table-cell>
          <table:table-cell office:value-type="percentage" office:value="0.85252945252945256" table:style-name="ce47">
            <text:p>85,3%</text:p>
          </table:table-cell>
          <table:table-cell office:value-type="float" office:value="42201" table:style-name="ce46">
            <text:p>42.201</text:p>
          </table:table-cell>
          <table:table-cell office:value-type="percentage" office:value="0.9599208425266702" table:style-name="ce47">
            <text:p>96,0%</text:p>
          </table:table-cell>
          <table:table-cell office:value-type="float" office:value="491691" table:style-name="ce46">
            <text:p>491.691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3811423567188867" table:style-name="ce47">
            <text:p>93,8%</text:p>
          </table:table-cell>
          <table:table-cell office:value-type="percentage" office:value="0.84351824053662261" table:style-name="ce47">
            <text:p>8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17" table:style-name="ce46">
            <text:p>229.917</text:p>
          </table:table-cell>
          <table:table-cell office:value-type="percentage" office:value="1" table:style-name="ce47">
            <text:p>100,0%</text:p>
          </table:table-cell>
          <table:table-cell office:value-type="float" office:value="252201" table:style-name="ce46">
            <text:p>252.201</text:p>
          </table:table-cell>
          <table:table-cell office:value-type="percentage" office:value="1" table:style-name="ce47">
            <text:p>100,0%</text:p>
          </table:table-cell>
          <table:table-cell office:value-type="float" office:value="324220" table:style-name="ce46">
            <text:p>324.220</text:p>
          </table:table-cell>
          <table:table-cell office:value-type="percentage" office:value="1" table:style-name="ce47">
            <text:p>100,0%</text:p>
          </table:table-cell>
          <table:table-cell office:value-type="float" office:value="356731" table:style-name="ce46">
            <text:p>356.731</text:p>
          </table:table-cell>
          <table:table-cell office:value-type="percentage" office:value="0.93587197481471762" table:style-name="ce47">
            <text:p>93,6%</text:p>
          </table:table-cell>
          <table:table-cell office:value-type="float" office:value="324492" table:style-name="ce46">
            <text:p>324.492</text:p>
          </table:table-cell>
          <table:table-cell office:value-type="percentage" office:value="0.89316689833610874" table:style-name="ce47">
            <text:p>89,3%</text:p>
          </table:table-cell>
          <table:table-cell office:value-type="float" office:value="217351" table:style-name="ce46">
            <text:p>217.351</text:p>
          </table:table-cell>
          <table:table-cell office:value-type="percentage" office:value="0.81166840314732447" table:style-name="ce47">
            <text:p>81,2%</text:p>
          </table:table-cell>
          <table:table-cell office:value-type="float" office:value="179168" table:style-name="ce46">
            <text:p>179.168</text:p>
          </table:table-cell>
          <table:table-cell office:value-type="percentage" office:value="0.84911329535653013" table:style-name="ce47">
            <text:p>84,9%</text:p>
          </table:table-cell>
          <table:table-cell office:value-type="float" office:value="153120" table:style-name="ce46">
            <text:p>153.120</text:p>
          </table:table-cell>
          <table:table-cell office:value-type="percentage" office:value="0.92608048771636975" table:style-name="ce47">
            <text:p>92,6%</text:p>
          </table:table-cell>
          <table:table-cell office:value-type="float" office:value="2037200" table:style-name="ce46">
            <text:p>2.037.200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3610439595028705" table:style-name="ce47">
            <text:p>93,6%</text:p>
          </table:table-cell>
          <table:table-cell office:value-type="percentage" office:value="0.8506345519971874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324" table:style-name="ce46">
            <text:p>139.324</text:p>
          </table:table-cell>
          <table:table-cell office:value-type="percentage" office:value="1" table:style-name="ce47">
            <text:p>100,0%</text:p>
          </table:table-cell>
          <table:table-cell office:value-type="float" office:value="159757" table:style-name="ce46">
            <text:p>159.757</text:p>
          </table:table-cell>
          <table:table-cell office:value-type="percentage" office:value="1" table:style-name="ce47">
            <text:p>100,0%</text:p>
          </table:table-cell>
          <table:table-cell office:value-type="float" office:value="225667" table:style-name="ce46">
            <text:p>225.667</text:p>
          </table:table-cell>
          <table:table-cell office:value-type="percentage" office:value="1" table:style-name="ce47">
            <text:p>100,0%</text:p>
          </table:table-cell>
          <table:table-cell office:value-type="float" office:value="289687" table:style-name="ce46">
            <text:p>289.687</text:p>
          </table:table-cell>
          <table:table-cell office:value-type="percentage" office:value="0.94213894977852075" table:style-name="ce47">
            <text:p>94,2%</text:p>
          </table:table-cell>
          <table:table-cell office:value-type="float" office:value="291120" table:style-name="ce46">
            <text:p>291.120</text:p>
          </table:table-cell>
          <table:table-cell office:value-type="percentage" office:value="0.88056744453350677" table:style-name="ce47">
            <text:p>88,1%</text:p>
          </table:table-cell>
          <table:table-cell office:value-type="float" office:value="210685" table:style-name="ce46">
            <text:p>210.685</text:p>
          </table:table-cell>
          <table:table-cell office:value-type="percentage" office:value="0.79234376704111675" table:style-name="ce47">
            <text:p>79,2%</text:p>
          </table:table-cell>
          <table:table-cell office:value-type="float" office:value="178923" table:style-name="ce46">
            <text:p>178.923</text:p>
          </table:table-cell>
          <table:table-cell office:value-type="percentage" office:value="0.82041276726474055" table:style-name="ce47">
            <text:p>82,0%</text:p>
          </table:table-cell>
          <table:table-cell office:value-type="float" office:value="156643" table:style-name="ce46">
            <text:p>156.643</text:p>
          </table:table-cell>
          <table:table-cell office:value-type="percentage" office:value="0.90039201710620098" table:style-name="ce47">
            <text:p>90,0%</text:p>
          </table:table-cell>
          <table:table-cell office:value-type="float" office:value="1651806" table:style-name="ce46">
            <text:p>1.651.806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1321351803200379" table:style-name="ce47">
            <text:p>91,3%</text:p>
          </table:table-cell>
          <table:table-cell office:value-type="percentage" office:value="0.80764181474764829" table:style-name="ce47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590" table:style-name="ce46">
            <text:p>460.590</text:p>
          </table:table-cell>
          <table:table-cell office:value-type="percentage" office:value="1" table:style-name="ce47">
            <text:p>100,0%</text:p>
          </table:table-cell>
          <table:table-cell office:value-type="float" office:value="621359" table:style-name="ce46">
            <text:p>621.359</text:p>
          </table:table-cell>
          <table:table-cell office:value-type="percentage" office:value="0.97806835282043536" table:style-name="ce47">
            <text:p>97,8%</text:p>
          </table:table-cell>
          <table:table-cell office:value-type="float" office:value="808310" table:style-name="ce46">
            <text:p>808.310</text:p>
          </table:table-cell>
          <table:table-cell office:value-type="percentage" office:value="0.96504947563468257" table:style-name="ce47">
            <text:p>96,5%</text:p>
          </table:table-cell>
          <table:table-cell office:value-type="float" office:value="1041794" table:style-name="ce46">
            <text:p>1.041.794</text:p>
          </table:table-cell>
          <table:table-cell office:value-type="percentage" office:value="0.95421605085273586" table:style-name="ce47">
            <text:p>95,4%</text:p>
          </table:table-cell>
          <table:table-cell office:value-type="float" office:value="1160842" table:style-name="ce46">
            <text:p>1.160.842</text:p>
          </table:table-cell>
          <table:table-cell office:value-type="percentage" office:value="0.88159300705142563" table:style-name="ce47">
            <text:p>88,2%</text:p>
          </table:table-cell>
          <table:table-cell office:value-type="float" office:value="824721" table:style-name="ce46">
            <text:p>824.721</text:p>
          </table:table-cell>
          <table:table-cell office:value-type="percentage" office:value="0.78946960327458326" table:style-name="ce47">
            <text:p>78,9%</text:p>
          </table:table-cell>
          <table:table-cell office:value-type="float" office:value="690830" table:style-name="ce46">
            <text:p>690.830</text:p>
          </table:table-cell>
          <table:table-cell office:value-type="percentage" office:value="0.82346069719346549" table:style-name="ce47">
            <text:p>82,3%</text:p>
          </table:table-cell>
          <table:table-cell office:value-type="float" office:value="585581" table:style-name="ce46">
            <text:p>585.581</text:p>
          </table:table-cell>
          <table:table-cell office:value-type="percentage" office:value="0.89242813556325684" table:style-name="ce47">
            <text:p>89,2%</text:p>
          </table:table-cell>
          <table:table-cell office:value-type="float" office:value="6194027" table:style-name="ce46">
            <text:p>6.194.027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90182037633437973" table:style-name="ce47">
            <text:p>90,2%</text:p>
          </table:table-cell>
          <table:table-cell office:value-type="percentage" office:value="0.79609841502046341" table:style-name="ce47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814" table:style-name="ce46">
            <text:p>297.814</text:p>
          </table:table-cell>
          <table:table-cell office:value-type="percentage" office:value="1" table:style-name="ce47">
            <text:p>100,0%</text:p>
          </table:table-cell>
          <table:table-cell office:value-type="float" office:value="435919" table:style-name="ce46">
            <text:p>435.919</text:p>
          </table:table-cell>
          <table:table-cell office:value-type="percentage" office:value="0.99556252883328533" table:style-name="ce47">
            <text:p>99,6%</text:p>
          </table:table-cell>
          <table:table-cell office:value-type="float" office:value="573736" table:style-name="ce46">
            <text:p>573.736</text:p>
          </table:table-cell>
          <table:table-cell office:value-type="percentage" office:value="0.98795993993745779" table:style-name="ce47">
            <text:p>98,8%</text:p>
          </table:table-cell>
          <table:table-cell office:value-type="float" office:value="720367" table:style-name="ce46">
            <text:p>720.367</text:p>
          </table:table-cell>
          <table:table-cell office:value-type="percentage" office:value="0.95750956357149886" table:style-name="ce47">
            <text:p>95,8%</text:p>
          </table:table-cell>
          <table:table-cell office:value-type="float" office:value="763511" table:style-name="ce46">
            <text:p>763.511</text:p>
          </table:table-cell>
          <table:table-cell office:value-type="percentage" office:value="0.89657322555038355" table:style-name="ce47">
            <text:p>89,7%</text:p>
          </table:table-cell>
          <table:table-cell office:value-type="float" office:value="526319" table:style-name="ce46">
            <text:p>526.319</text:p>
          </table:table-cell>
          <table:table-cell office:value-type="percentage" office:value="0.8112704409495668" table:style-name="ce47">
            <text:p>81,1%</text:p>
          </table:table-cell>
          <table:table-cell office:value-type="float" office:value="443323" table:style-name="ce46">
            <text:p>443.323</text:p>
          </table:table-cell>
          <table:table-cell office:value-type="percentage" office:value="0.85894335879223294" table:style-name="ce47">
            <text:p>85,9%</text:p>
          </table:table-cell>
          <table:table-cell office:value-type="float" office:value="389213" table:style-name="ce46">
            <text:p>389.213</text:p>
          </table:table-cell>
          <table:table-cell office:value-type="percentage" office:value="0.91680701762651018" table:style-name="ce47">
            <text:p>91,7%</text:p>
          </table:table-cell>
          <table:table-cell office:value-type="float" office:value="4150202" table:style-name="ce46">
            <text:p>4.150.202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2463850065245112" table:style-name="ce47">
            <text:p>92,5%</text:p>
          </table:table-cell>
          <table:table-cell office:value-type="percentage" office:value="0.82062731235094721" table:style-name="ce47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76" table:style-name="ce46">
            <text:p>78.376</text:p>
          </table:table-cell>
          <table:table-cell office:value-type="percentage" office:value="1" table:style-name="ce47">
            <text:p>100,0%</text:p>
          </table:table-cell>
          <table:table-cell office:value-type="float" office:value="96110" table:style-name="ce46">
            <text:p>96.110</text:p>
          </table:table-cell>
          <table:table-cell office:value-type="percentage" office:value="1" table:style-name="ce47">
            <text:p>100,0%</text:p>
          </table:table-cell>
          <table:table-cell office:value-type="float" office:value="133320" table:style-name="ce46">
            <text:p>133.320</text:p>
          </table:table-cell>
          <table:table-cell office:value-type="percentage" office:value="1" table:style-name="ce47">
            <text:p>100,0%</text:p>
          </table:table-cell>
          <table:table-cell office:value-type="float" office:value="162154" table:style-name="ce46">
            <text:p>162.154</text:p>
          </table:table-cell>
          <table:table-cell office:value-type="percentage" office:value="0.95826635779122538" table:style-name="ce47">
            <text:p>95,8%</text:p>
          </table:table-cell>
          <table:table-cell office:value-type="float" office:value="147067" table:style-name="ce46">
            <text:p>147.067</text:p>
          </table:table-cell>
          <table:table-cell office:value-type="percentage" office:value="0.92208484331699003" table:style-name="ce47">
            <text:p>92,2%</text:p>
          </table:table-cell>
          <table:table-cell office:value-type="float" office:value="114390" table:style-name="ce46">
            <text:p>114.390</text:p>
          </table:table-cell>
          <table:table-cell office:value-type="percentage" office:value="0.8569887398017666" table:style-name="ce47">
            <text:p>85,7%</text:p>
          </table:table-cell>
          <table:table-cell office:value-type="float" office:value="95151" table:style-name="ce46">
            <text:p>95.151</text:p>
          </table:table-cell>
          <table:table-cell office:value-type="percentage" office:value="0.83966643134486407" table:style-name="ce47">
            <text:p>84,0%</text:p>
          </table:table-cell>
          <table:table-cell office:value-type="float" office:value="79997" table:style-name="ce46">
            <text:p>79.997</text:p>
          </table:table-cell>
          <table:table-cell office:value-type="percentage" office:value="0.94391740412979352" table:style-name="ce47">
            <text:p>94,4%</text:p>
          </table:table-cell>
          <table:table-cell office:value-type="float" office:value="906565" table:style-name="ce46">
            <text:p>906.565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5083891227212702" table:style-name="ce47">
            <text:p>95,1%</text:p>
          </table:table-cell>
          <table:table-cell office:value-type="percentage" office:value="0.85204518476259583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889" table:style-name="ce46">
            <text:p>242.889</text:p>
          </table:table-cell>
          <table:table-cell office:value-type="percentage" office:value="1" table:style-name="ce47">
            <text:p>100,0%</text:p>
          </table:table-cell>
          <table:table-cell office:value-type="float" office:value="292157" table:style-name="ce46">
            <text:p>292.157</text:p>
          </table:table-cell>
          <table:table-cell office:value-type="percentage" office:value="1" table:style-name="ce47">
            <text:p>100,0%</text:p>
          </table:table-cell>
          <table:table-cell office:value-type="float" office:value="347742" table:style-name="ce46">
            <text:p>347.742</text:p>
          </table:table-cell>
          <table:table-cell office:value-type="percentage" office:value="1" table:style-name="ce47">
            <text:p>100,0%</text:p>
          </table:table-cell>
          <table:table-cell office:value-type="float" office:value="393232" table:style-name="ce46">
            <text:p>393.232</text:p>
          </table:table-cell>
          <table:table-cell office:value-type="percentage" office:value="0.96881659764122707" table:style-name="ce47">
            <text:p>96,9%</text:p>
          </table:table-cell>
          <table:table-cell office:value-type="float" office:value="411634" table:style-name="ce46">
            <text:p>411.634</text:p>
          </table:table-cell>
          <table:table-cell office:value-type="percentage" office:value="0.92873306995832783" table:style-name="ce47">
            <text:p>92,9%</text:p>
          </table:table-cell>
          <table:table-cell office:value-type="float" office:value="267931" table:style-name="ce46">
            <text:p>267.931</text:p>
          </table:table-cell>
          <table:table-cell office:value-type="percentage" office:value="0.82846126255380204" table:style-name="ce47">
            <text:p>82,8%</text:p>
          </table:table-cell>
          <table:table-cell office:value-type="float" office:value="203461" table:style-name="ce46">
            <text:p>203.461</text:p>
          </table:table-cell>
          <table:table-cell office:value-type="percentage" office:value="0.88085600114295115" table:style-name="ce47">
            <text:p>88,1%</text:p>
          </table:table-cell>
          <table:table-cell office:value-type="float" office:value="175536" table:style-name="ce46">
            <text:p>175.536</text:p>
          </table:table-cell>
          <table:table-cell office:value-type="percentage" office:value="0.97516207703033775" table:style-name="ce47">
            <text:p>97,5%</text:p>
          </table:table-cell>
          <table:table-cell office:value-type="float" office:value="2334582" table:style-name="ce46">
            <text:p>2.334.582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5114477630243588" table:style-name="ce47">
            <text:p>95,1%</text:p>
          </table:table-cell>
          <table:table-cell office:value-type="percentage" office:value="0.86407786754034965" table:style-name="ce47">
            <text:p>86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21" table:style-name="ce46">
            <text:p>23.421</text:p>
          </table:table-cell>
          <table:table-cell office:value-type="percentage" office:value="1" table:style-name="ce47">
            <text:p>100,0%</text:p>
          </table:table-cell>
          <table:table-cell office:value-type="float" office:value="28726" table:style-name="ce46">
            <text:p>28.726</text:p>
          </table:table-cell>
          <table:table-cell office:value-type="percentage" office:value="1" table:style-name="ce47">
            <text:p>100,0%</text:p>
          </table:table-cell>
          <table:table-cell office:value-type="float" office:value="38288" table:style-name="ce46">
            <text:p>38.288</text:p>
          </table:table-cell>
          <table:table-cell office:value-type="percentage" office:value="1" table:style-name="ce47">
            <text:p>100,0%</text:p>
          </table:table-cell>
          <table:table-cell office:value-type="float" office:value="45723" table:style-name="ce46">
            <text:p>45.723</text:p>
          </table:table-cell>
          <table:table-cell office:value-type="percentage" office:value="0.95927744209466259" table:style-name="ce47">
            <text:p>95,9%</text:p>
          </table:table-cell>
          <table:table-cell office:value-type="float" office:value="48134" table:style-name="ce46">
            <text:p>48.134</text:p>
          </table:table-cell>
          <table:table-cell office:value-type="percentage" office:value="0.90909777702230532" table:style-name="ce47">
            <text:p>90,9%</text:p>
          </table:table-cell>
          <table:table-cell office:value-type="float" office:value="32120" table:style-name="ce46">
            <text:p>32.120</text:p>
          </table:table-cell>
          <table:table-cell office:value-type="percentage" office:value="0.81690785625270224" table:style-name="ce47">
            <text:p>81,7%</text:p>
          </table:table-cell>
          <table:table-cell office:value-type="float" office:value="25312" table:style-name="ce46">
            <text:p>25.312</text:p>
          </table:table-cell>
          <table:table-cell office:value-type="percentage" office:value="0.8310460305995141" table:style-name="ce47">
            <text:p>83,1%</text:p>
          </table:table-cell>
          <table:table-cell office:value-type="float" office:value="23724" table:style-name="ce46">
            <text:p>23.724</text:p>
          </table:table-cell>
          <table:table-cell office:value-type="percentage" office:value="0.92918690271032434" table:style-name="ce47">
            <text:p>92,9%</text:p>
          </table:table-cell>
          <table:table-cell office:value-type="float" office:value="265448" table:style-name="ce46">
            <text:p>265.448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3477480015494596" table:style-name="ce47">
            <text:p>93,5%</text:p>
          </table:table-cell>
          <table:table-cell office:value-type="percentage" office:value="0.8297479947735954" table:style-name="ce47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391" table:style-name="ce46">
            <text:p>375.391</text:p>
          </table:table-cell>
          <table:table-cell office:value-type="percentage" office:value="1" table:style-name="ce47">
            <text:p>100,0%</text:p>
          </table:table-cell>
          <table:table-cell office:value-type="float" office:value="513224" table:style-name="ce46">
            <text:p>513.224</text:p>
          </table:table-cell>
          <table:table-cell office:value-type="percentage" office:value="0.97556079767184145" table:style-name="ce47">
            <text:p>97,6%</text:p>
          </table:table-cell>
          <table:table-cell office:value-type="float" office:value="694165" table:style-name="ce46">
            <text:p>694.165</text:p>
          </table:table-cell>
          <table:table-cell office:value-type="percentage" office:value="0.98697895561498772" table:style-name="ce47">
            <text:p>98,7%</text:p>
          </table:table-cell>
          <table:table-cell office:value-type="float" office:value="950572" table:style-name="ce46">
            <text:p>950.572</text:p>
          </table:table-cell>
          <table:table-cell office:value-type="percentage" office:value="0.97716756974577068" table:style-name="ce47">
            <text:p>97,7%</text:p>
          </table:table-cell>
          <table:table-cell office:value-type="float" office:value="1051805" table:style-name="ce46">
            <text:p>1.051.805</text:p>
          </table:table-cell>
          <table:table-cell office:value-type="percentage" office:value="0.90208504328152239" table:style-name="ce47">
            <text:p>90,2%</text:p>
          </table:table-cell>
          <table:table-cell office:value-type="float" office:value="777991" table:style-name="ce46">
            <text:p>777.991</text:p>
          </table:table-cell>
          <table:table-cell office:value-type="percentage" office:value="0.81924834674192326" table:style-name="ce47">
            <text:p>81,9%</text:p>
          </table:table-cell>
          <table:table-cell office:value-type="float" office:value="632745" table:style-name="ce46">
            <text:p>632.745</text:p>
          </table:table-cell>
          <table:table-cell office:value-type="percentage" office:value="0.85221051213845589" table:style-name="ce47">
            <text:p>85,2%</text:p>
          </table:table-cell>
          <table:table-cell office:value-type="float" office:value="487537" table:style-name="ce46">
            <text:p>487.537</text:p>
          </table:table-cell>
          <table:table-cell office:value-type="percentage" office:value="0.88075882227545521" table:style-name="ce47">
            <text:p>88,1%</text:p>
          </table:table-cell>
          <table:table-cell office:value-type="float" office:value="5483430" table:style-name="ce46">
            <text:p>5.483.430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1727798402693106" table:style-name="ce47">
            <text:p>91,7%</text:p>
          </table:table-cell>
          <table:table-cell office:value-type="percentage" office:value="0.80877884708419967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14" table:style-name="ce46">
            <text:p>74.214</text:p>
          </table:table-cell>
          <table:table-cell office:value-type="percentage" office:value="1" table:style-name="ce47">
            <text:p>100,0%</text:p>
          </table:table-cell>
          <table:table-cell office:value-type="float" office:value="103876" table:style-name="ce46">
            <text:p>103.876</text:p>
          </table:table-cell>
          <table:table-cell office:value-type="percentage" office:value="1" table:style-name="ce47">
            <text:p>100,0%</text:p>
          </table:table-cell>
          <table:table-cell office:value-type="float" office:value="149667" table:style-name="ce46">
            <text:p>149.667</text:p>
          </table:table-cell>
          <table:table-cell office:value-type="percentage" office:value="1" table:style-name="ce47">
            <text:p>100,0%</text:p>
          </table:table-cell>
          <table:table-cell office:value-type="float" office:value="209550" table:style-name="ce46">
            <text:p>209.550</text:p>
          </table:table-cell>
          <table:table-cell office:value-type="percentage" office:value="0.98262182541171172" table:style-name="ce47">
            <text:p>98,3%</text:p>
          </table:table-cell>
          <table:table-cell office:value-type="float" office:value="235925" table:style-name="ce46">
            <text:p>235.925</text:p>
          </table:table-cell>
          <table:table-cell office:value-type="percentage" office:value="0.92826481269451555" table:style-name="ce47">
            <text:p>92,8%</text:p>
          </table:table-cell>
          <table:table-cell office:value-type="float" office:value="173621" table:style-name="ce46">
            <text:p>173.621</text:p>
          </table:table-cell>
          <table:table-cell office:value-type="percentage" office:value="0.83071056396319665" table:style-name="ce47">
            <text:p>83,1%</text:p>
          </table:table-cell>
          <table:table-cell office:value-type="float" office:value="149008" table:style-name="ce46">
            <text:p>149.008</text:p>
          </table:table-cell>
          <table:table-cell office:value-type="percentage" office:value="0.86507825925409876" table:style-name="ce47">
            <text:p>86,5%</text:p>
          </table:table-cell>
          <table:table-cell office:value-type="float" office:value="128709" table:style-name="ce46">
            <text:p>128.709</text:p>
          </table:table-cell>
          <table:table-cell office:value-type="percentage" office:value="0.90707852340479511" table:style-name="ce47">
            <text:p>90,7%</text:p>
          </table:table-cell>
          <table:table-cell office:value-type="float" office:value="1224570" table:style-name="ce46">
            <text:p>1.224.570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3468850967494244" table:style-name="ce47">
            <text:p>93,5%</text:p>
          </table:table-cell>
          <table:table-cell office:value-type="percentage" office:value="0.81030219334842457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67" table:style-name="ce46">
            <text:p>42.567</text:p>
          </table:table-cell>
          <table:table-cell office:value-type="percentage" office:value="1" table:style-name="ce47">
            <text:p>100,0%</text:p>
          </table:table-cell>
          <table:table-cell office:value-type="float" office:value="55984" table:style-name="ce46">
            <text:p>55.984</text:p>
          </table:table-cell>
          <table:table-cell office:value-type="percentage" office:value="1" table:style-name="ce47">
            <text:p>100,0%</text:p>
          </table:table-cell>
          <table:table-cell office:value-type="float" office:value="72583" table:style-name="ce46">
            <text:p>72.583</text:p>
          </table:table-cell>
          <table:table-cell office:value-type="percentage" office:value="0.98292346026759114" table:style-name="ce47">
            <text:p>98,3%</text:p>
          </table:table-cell>
          <table:table-cell office:value-type="float" office:value="92441" table:style-name="ce46">
            <text:p>92.441</text:p>
          </table:table-cell>
          <table:table-cell office:value-type="percentage" office:value="0.95601588516350544" table:style-name="ce47">
            <text:p>95,6%</text:p>
          </table:table-cell>
          <table:table-cell office:value-type="float" office:value="96393" table:style-name="ce46">
            <text:p>96.393</text:p>
          </table:table-cell>
          <table:table-cell office:value-type="percentage" office:value="0.89251124979167051" table:style-name="ce47">
            <text:p>89,3%</text:p>
          </table:table-cell>
          <table:table-cell office:value-type="float" office:value="65696" table:style-name="ce46">
            <text:p>65.696</text:p>
          </table:table-cell>
          <table:table-cell office:value-type="percentage" office:value="0.80766157288452323" table:style-name="ce47">
            <text:p>80,8%</text:p>
          </table:table-cell>
          <table:table-cell office:value-type="float" office:value="59538" table:style-name="ce46">
            <text:p>59.538</text:p>
          </table:table-cell>
          <table:table-cell office:value-type="percentage" office:value="0.87392663701616102" table:style-name="ce47">
            <text:p>87,4%</text:p>
          </table:table-cell>
          <table:table-cell office:value-type="float" office:value="52151" table:style-name="ce46">
            <text:p>52.151</text:p>
          </table:table-cell>
          <table:table-cell office:value-type="percentage" office:value="0.92485989926934808" table:style-name="ce47">
            <text:p>92,5%</text:p>
          </table:table-cell>
          <table:table-cell office:value-type="float" office:value="537353" table:style-name="ce46">
            <text:p>537.353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2431289713324416" table:style-name="ce47">
            <text:p>92,4%</text:p>
          </table:table-cell>
          <table:table-cell office:value-type="percentage" office:value="0.81269727479102294" table:style-name="ce47">
            <text:p>81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586" table:style-name="ce46">
            <text:p>164.586</text:p>
          </table:table-cell>
          <table:table-cell office:value-type="percentage" office:value="1" table:style-name="ce47">
            <text:p>100,0%</text:p>
          </table:table-cell>
          <table:table-cell office:value-type="float" office:value="214274" table:style-name="ce46">
            <text:p>214.274</text:p>
          </table:table-cell>
          <table:table-cell office:value-type="percentage" office:value="1" table:style-name="ce47">
            <text:p>100,0%</text:p>
          </table:table-cell>
          <table:table-cell office:value-type="float" office:value="279953" table:style-name="ce46">
            <text:p>279.953</text:p>
          </table:table-cell>
          <table:table-cell office:value-type="percentage" office:value="0.99940739471438922" table:style-name="ce47">
            <text:p>99,9%</text:p>
          </table:table-cell>
          <table:table-cell office:value-type="float" office:value="326608" table:style-name="ce46">
            <text:p>326.608</text:p>
          </table:table-cell>
          <table:table-cell office:value-type="percentage" office:value="0.96067675166261246" table:style-name="ce47">
            <text:p>96,1%</text:p>
          </table:table-cell>
          <table:table-cell office:value-type="float" office:value="325579" table:style-name="ce46">
            <text:p>325.579</text:p>
          </table:table-cell>
          <table:table-cell office:value-type="percentage" office:value="0.8990591854373946" table:style-name="ce47">
            <text:p>89,9%</text:p>
          </table:table-cell>
          <table:table-cell office:value-type="float" office:value="210583" table:style-name="ce46">
            <text:p>210.583</text:p>
          </table:table-cell>
          <table:table-cell office:value-type="percentage" office:value="0.80824662339805708" table:style-name="ce47">
            <text:p>80,8%</text:p>
          </table:table-cell>
          <table:table-cell office:value-type="float" office:value="173737" table:style-name="ce46">
            <text:p>173.737</text:p>
          </table:table-cell>
          <table:table-cell office:value-type="percentage" office:value="0.86207290085047683" table:style-name="ce47">
            <text:p>86,2%</text:p>
          </table:table-cell>
          <table:table-cell office:value-type="float" office:value="156982" table:style-name="ce46">
            <text:p>156.982</text:p>
          </table:table-cell>
          <table:table-cell office:value-type="percentage" office:value="0.93105820670676009" table:style-name="ce47">
            <text:p>93,1%</text:p>
          </table:table-cell>
          <table:table-cell office:value-type="float" office:value="1852302" table:style-name="ce46">
            <text:p>1.852.302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3364678319891248" table:style-name="ce47">
            <text:p>93,4%</text:p>
          </table:table-cell>
          <table:table-cell office:value-type="percentage" office:value="0.83418088866311435" table:style-name="ce47">
            <text:p>83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16" table:style-name="ce46">
            <text:p>2.416</text:p>
          </table:table-cell>
          <table:table-cell office:value-type="percentage" office:value="0.92744721689059506" table:style-name="ce47">
            <text:p>92,7%</text:p>
          </table:table-cell>
          <table:table-cell office:value-type="float" office:value="3911" table:style-name="ce46">
            <text:p>3.911</text:p>
          </table:table-cell>
          <table:table-cell office:value-type="percentage" office:value="0.90574339972209361" table:style-name="ce47">
            <text:p>90,6%</text:p>
          </table:table-cell>
          <table:table-cell office:value-type="float" office:value="7710" table:style-name="ce46">
            <text:p>7.710</text:p>
          </table:table-cell>
          <table:table-cell office:value-type="percentage" office:value="0.98129056891943489" table:style-name="ce47">
            <text:p>98,1%</text:p>
          </table:table-cell>
          <table:table-cell office:value-type="float" office:value="10682" table:style-name="ce46">
            <text:p>10.682</text:p>
          </table:table-cell>
          <table:table-cell office:value-type="percentage" office:value="0.92436829352717198" table:style-name="ce47">
            <text:p>92,4%</text:p>
          </table:table-cell>
          <table:table-cell office:value-type="float" office:value="11297" table:style-name="ce46">
            <text:p>11.297</text:p>
          </table:table-cell>
          <table:table-cell office:value-type="percentage" office:value="0.89360860623319094" table:style-name="ce47">
            <text:p>89,4%</text:p>
          </table:table-cell>
          <table:table-cell office:value-type="float" office:value="9488" table:style-name="ce46">
            <text:p>9.488</text:p>
          </table:table-cell>
          <table:table-cell office:value-type="percentage" office:value="0.79771313267193544" table:style-name="ce47">
            <text:p>79,8%</text:p>
          </table:table-cell>
          <table:table-cell office:value-type="float" office:value="9573" table:style-name="ce46">
            <text:p>9.573</text:p>
          </table:table-cell>
          <table:table-cell office:value-type="percentage" office:value="0.87289140147715871" table:style-name="ce47">
            <text:p>87,3%</text:p>
          </table:table-cell>
          <table:table-cell office:value-type="float" office:value="9124" table:style-name="ce46">
            <text:p>9.124</text:p>
          </table:table-cell>
          <table:table-cell office:value-type="percentage" office:value="0.99978084593469208" table:style-name="ce47">
            <text:p>100,0%</text:p>
          </table:table-cell>
          <table:table-cell office:value-type="float" office:value="64201" table:style-name="ce46">
            <text:p>64.201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9046854082998661" table:style-name="ce47">
            <text:p>90,5%</text:p>
          </table:table-cell>
          <table:table-cell office:value-type="percentage" office:value="0.76246407448754183" table:style-name="ce47">
            <text:p>76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7" table:style-name="ce46">
            <text:p>2.097</text:p>
          </table:table-cell>
          <table:table-cell office:value-type="percentage" office:value="0.89272030651340994" table:style-name="ce47">
            <text:p>89,3%</text:p>
          </table:table-cell>
          <table:table-cell office:value-type="float" office:value="3428" table:style-name="ce46">
            <text:p>3.428</text:p>
          </table:table-cell>
          <table:table-cell office:value-type="percentage" office:value="0.91462113127001066" table:style-name="ce47">
            <text:p>91,5%</text:p>
          </table:table-cell>
          <table:table-cell office:value-type="float" office:value="7499" table:style-name="ce46">
            <text:p>7.499</text:p>
          </table:table-cell>
          <table:table-cell office:value-type="percentage" office:value="0.95809377794812822" table:style-name="ce47">
            <text:p>95,8%</text:p>
          </table:table-cell>
          <table:table-cell office:value-type="float" office:value="10146" table:style-name="ce46">
            <text:p>10.146</text:p>
          </table:table-cell>
          <table:table-cell office:value-type="percentage" office:value="0.89795557128949466" table:style-name="ce47">
            <text:p>89,8%</text:p>
          </table:table-cell>
          <table:table-cell office:value-type="float" office:value="10631" table:style-name="ce46">
            <text:p>10.631</text:p>
          </table:table-cell>
          <table:table-cell office:value-type="percentage" office:value="0.88576903849358435" table:style-name="ce47">
            <text:p>88,6%</text:p>
          </table:table-cell>
          <table:table-cell office:value-type="float" office:value="9220" table:style-name="ce46">
            <text:p>9.220</text:p>
          </table:table-cell>
          <table:table-cell office:value-type="percentage" office:value="0.75991098656556499" table:style-name="ce47">
            <text:p>76,0%</text:p>
          </table:table-cell>
          <table:table-cell office:value-type="float" office:value="9563" table:style-name="ce46">
            <text:p>9.563</text:p>
          </table:table-cell>
          <table:table-cell office:value-type="percentage" office:value="0.79724885368903708" table:style-name="ce47">
            <text:p>79,7%</text:p>
          </table:table-cell>
          <table:table-cell office:value-type="float" office:value="8620" table:style-name="ce46">
            <text:p>8.620</text:p>
          </table:table-cell>
          <table:table-cell office:value-type="percentage" office:value="0.90035512847294752" table:style-name="ce47">
            <text:p>90,0%</text:p>
          </table:table-cell>
          <table:table-cell office:value-type="float" office:value="61204" table:style-name="ce46">
            <text:p>61.204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62915391881794" table:style-name="ce47">
            <text:p>86,3%</text:p>
          </table:table-cell>
          <table:table-cell office:value-type="percentage" office:value="0.70288024254674075" table:style-name="ce47">
            <text:p>70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1" table:style-name="ce46">
            <text:p>31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95" table:style-name="ce46">
            <text:p>3.695</text:p>
          </table:table-cell>
          <table:table-cell office:value-type="string" table:style-name="ce47">
            <text:p>-</text:p>
          </table:table-cell>
          <table:table-cell office:value-type="float" office:value="9696" table:style-name="ce46">
            <text:p>9.696</text:p>
          </table:table-cell>
          <table:table-cell office:value-type="string" table:style-name="ce47">
            <text:p>-</text:p>
          </table:table-cell>
          <table:table-cell office:value-type="float" office:value="22742" table:style-name="ce46">
            <text:p>22.742</text:p>
          </table:table-cell>
          <table:table-cell office:value-type="string" table:style-name="ce47">
            <text:p>-</text:p>
          </table:table-cell>
          <table:table-cell office:value-type="float" office:value="32888" table:style-name="ce46">
            <text:p>32.888</text:p>
          </table:table-cell>
          <table:table-cell office:value-type="string" table:style-name="ce47">
            <text:p>-</text:p>
          </table:table-cell>
          <table:table-cell office:value-type="float" office:value="25049" table:style-name="ce46">
            <text:p>25.049</text:p>
          </table:table-cell>
          <table:table-cell office:value-type="string" table:style-name="ce47">
            <text:p>-</text:p>
          </table:table-cell>
          <table:table-cell office:value-type="float" office:value="1228" table:style-name="ce46">
            <text:p>1.228</text:p>
          </table:table-cell>
          <table:table-cell office:value-type="string" table:style-name="ce47">
            <text:p>-</text:p>
          </table:table-cell>
          <table:table-cell office:value-type="float" office:value="95349" table:style-name="ce46">
            <text:p>95.34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0" table:style-name="ce49">
            <text:p>310</text:p>
          </table:table-cell>
          <table:table-cell office:value-type="string" table:style-name="ce50">
            <text:p>-</text:p>
          </table:table-cell>
          <table:table-cell office:value-type="float" office:value="899" table:style-name="ce49">
            <text:p>899</text:p>
          </table:table-cell>
          <table:table-cell office:value-type="string" table:style-name="ce50">
            <text:p>-</text:p>
          </table:table-cell>
          <table:table-cell office:value-type="float" office:value="1885" table:style-name="ce49">
            <text:p>1.885</text:p>
          </table:table-cell>
          <table:table-cell office:value-type="string" table:style-name="ce50">
            <text:p>-</text:p>
          </table:table-cell>
          <table:table-cell office:value-type="float" office:value="2335" table:style-name="ce49">
            <text:p>2.335</text:p>
          </table:table-cell>
          <table:table-cell office:value-type="string" table:style-name="ce50">
            <text:p>-</text:p>
          </table:table-cell>
          <table:table-cell office:value-type="float" office:value="2066" table:style-name="ce49">
            <text:p>2.066</text:p>
          </table:table-cell>
          <table:table-cell office:value-type="string" table:style-name="ce50">
            <text:p>-</text:p>
          </table:table-cell>
          <table:table-cell office:value-type="float" office:value="264" table:style-name="ce49">
            <text:p>264</text:p>
          </table:table-cell>
          <table:table-cell office:value-type="string" table:style-name="ce50">
            <text:p>-</text:p>
          </table:table-cell>
          <table:table-cell office:value-type="float" office:value="7844" table:style-name="ce49">
            <text:p>7.844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8136" table:style-name="ce53">
            <text:p>2.948.136</text:p>
          </table:table-cell>
          <table:table-cell office:value-type="percentage" office:value="1" table:style-name="ce54">
            <text:p>100,0%</text:p>
          </table:table-cell>
          <table:table-cell office:value-type="float" office:value="3962415" table:style-name="ce53">
            <text:p>3.962.415</text:p>
          </table:table-cell>
          <table:table-cell office:value-type="percentage" office:value="1.0005984780475981" table:style-name="ce54">
            <text:p>100,1%</text:p>
          </table:table-cell>
          <table:table-cell office:value-type="float" office:value="5324369" table:style-name="ce53">
            <text:p>5.324.369</text:p>
          </table:table-cell>
          <table:table-cell office:value-type="percentage" office:value="0.99763593159135133" table:style-name="ce54">
            <text:p>99,8%</text:p>
          </table:table-cell>
          <table:table-cell office:value-type="float" office:value="6750832" table:style-name="ce53">
            <text:p>6.750.832</text:p>
          </table:table-cell>
          <table:table-cell office:value-type="percentage" office:value="0.95983766382409641" table:style-name="ce54">
            <text:p>96,0%</text:p>
          </table:table-cell>
          <table:table-cell office:value-type="float" office:value="7102585" table:style-name="ce53">
            <text:p>7.102.585</text:p>
          </table:table-cell>
          <table:table-cell office:value-type="percentage" office:value="0.90000274971150207" table:style-name="ce54">
            <text:p>90,0%</text:p>
          </table:table-cell>
          <table:table-cell office:value-type="float" office:value="5085008" table:style-name="ce53">
            <text:p>5.085.008</text:p>
          </table:table-cell>
          <table:table-cell office:value-type="percentage" office:value="0.81616036715441997" table:style-name="ce54">
            <text:p>81,6%</text:p>
          </table:table-cell>
          <table:table-cell office:value-type="float" office:value="4200328" table:style-name="ce53">
            <text:p>4.200.328</text:p>
          </table:table-cell>
          <table:table-cell office:value-type="percentage" office:value="0.84947094227284492" table:style-name="ce54">
            <text:p>84,9%</text:p>
          </table:table-cell>
          <table:table-cell office:value-type="float" office:value="3553590" table:style-name="ce53">
            <text:p>3.553.590</text:p>
          </table:table-cell>
          <table:table-cell office:value-type="percentage" office:value="0.91382796142450173" table:style-name="ce54">
            <text:p>91,4%</text:p>
          </table:table-cell>
          <table:table-cell office:value-type="float" office:value="38927263" table:style-name="ce53">
            <text:p>38.927.263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2420282258044417" table:style-name="ce54">
            <text:p>92,4%</text:p>
          </table:table-cell>
          <table:table-cell office:value-type="percentage" office:value="0.82037114446659953" table:style-name="ce54">
            <text:p>82,0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073" table:style-name="ce43">
            <text:p>430.073</text:p>
          </table:table-cell>
          <table:table-cell office:value-type="percentage" office:value="1" table:style-name="ce44">
            <text:p>100,0%</text:p>
          </table:table-cell>
          <table:table-cell office:value-type="float" office:value="651834" table:style-name="ce43">
            <text:p>651.834</text:p>
          </table:table-cell>
          <table:table-cell office:value-type="percentage" office:value="1" table:style-name="ce44">
            <text:p>100,0%</text:p>
          </table:table-cell>
          <table:table-cell office:value-type="float" office:value="928098" table:style-name="ce43">
            <text:p>928.098</text:p>
          </table:table-cell>
          <table:table-cell office:value-type="percentage" office:value="1.0130448497893898" table:style-name="ce44">
            <text:p>101,3%</text:p>
          </table:table-cell>
          <table:table-cell office:value-type="float" office:value="1215220" table:style-name="ce43">
            <text:p>1.215.220</text:p>
          </table:table-cell>
          <table:table-cell office:value-type="percentage" office:value="0.96063227408873053" table:style-name="ce44">
            <text:p>96,1%</text:p>
          </table:table-cell>
          <table:table-cell office:value-type="float" office:value="1254205" table:style-name="ce43">
            <text:p>1.254.205</text:p>
          </table:table-cell>
          <table:table-cell office:value-type="percentage" office:value="0.90548864569992071" table:style-name="ce44">
            <text:p>90,5%</text:p>
          </table:table-cell>
          <table:table-cell office:value-type="float" office:value="933412" table:style-name="ce43">
            <text:p>933.412</text:p>
          </table:table-cell>
          <table:table-cell office:value-type="percentage" office:value="0.81862662984326673" table:style-name="ce44">
            <text:p>81,9%</text:p>
          </table:table-cell>
          <table:table-cell office:value-type="float" office:value="772508" table:style-name="ce43">
            <text:p>772.508</text:p>
          </table:table-cell>
          <table:table-cell office:value-type="percentage" office:value="0.8318415974639054" table:style-name="ce44">
            <text:p>83,2%</text:p>
          </table:table-cell>
          <table:table-cell office:value-type="float" office:value="680229" table:style-name="ce43">
            <text:p>680.229</text:p>
          </table:table-cell>
          <table:table-cell office:value-type="percentage" office:value="0.90347014969976369" table:style-name="ce44">
            <text:p>90,3%</text:p>
          </table:table-cell>
          <table:table-cell office:value-type="float" office:value="6865579" table:style-name="ce43">
            <text:p>6.865.579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130998829169453" table:style-name="ce44">
            <text:p>92,1%</text:p>
          </table:table-cell>
          <table:table-cell office:value-type="percentage" office:value="0.81111125156847885" table:style-name="ce44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414" table:style-name="ce46">
            <text:p>100.414</text:p>
          </table:table-cell>
          <table:table-cell office:value-type="percentage" office:value="1" table:style-name="ce47">
            <text:p>100,0%</text:p>
          </table:table-cell>
          <table:table-cell office:value-type="float" office:value="119021" table:style-name="ce46">
            <text:p>119.021</text:p>
          </table:table-cell>
          <table:table-cell office:value-type="percentage" office:value="1" table:style-name="ce47">
            <text:p>100,0%</text:p>
          </table:table-cell>
          <table:table-cell office:value-type="float" office:value="153901" table:style-name="ce46">
            <text:p>153.901</text:p>
          </table:table-cell>
          <table:table-cell office:value-type="percentage" office:value="0.98422940901852696" table:style-name="ce47">
            <text:p>98,4%</text:p>
          </table:table-cell>
          <table:table-cell office:value-type="float" office:value="185799" table:style-name="ce46">
            <text:p>185.799</text:p>
          </table:table-cell>
          <table:table-cell office:value-type="percentage" office:value="0.93711982891670786" table:style-name="ce47">
            <text:p>93,7%</text:p>
          </table:table-cell>
          <table:table-cell office:value-type="float" office:value="188399" table:style-name="ce46">
            <text:p>188.399</text:p>
          </table:table-cell>
          <table:table-cell office:value-type="percentage" office:value="0.87650679482467442" table:style-name="ce47">
            <text:p>87,7%</text:p>
          </table:table-cell>
          <table:table-cell office:value-type="float" office:value="126740" table:style-name="ce46">
            <text:p>126.740</text:p>
          </table:table-cell>
          <table:table-cell office:value-type="percentage" office:value="0.77145952789647321" table:style-name="ce47">
            <text:p>77,1%</text:p>
          </table:table-cell>
          <table:table-cell office:value-type="float" office:value="105023" table:style-name="ce46">
            <text:p>105.023</text:p>
          </table:table-cell>
          <table:table-cell office:value-type="percentage" office:value="0.80538492802969297" table:style-name="ce47">
            <text:p>80,5%</text:p>
          </table:table-cell>
          <table:table-cell office:value-type="float" office:value="88897" table:style-name="ce46">
            <text:p>88.897</text:p>
          </table:table-cell>
          <table:table-cell office:value-type="percentage" office:value="0.86216528140123561" table:style-name="ce47">
            <text:p>86,2%</text:p>
          </table:table-cell>
          <table:table-cell office:value-type="float" office:value="1068194" table:style-name="ce46">
            <text:p>1.068.194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132761358631175" table:style-name="ce47">
            <text:p>90,1%</text:p>
          </table:table-cell>
          <table:table-cell office:value-type="percentage" office:value="0.80352131163818619" table:style-name="ce47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92" table:style-name="ce46">
            <text:p>88.292</text:p>
          </table:table-cell>
          <table:table-cell office:value-type="percentage" office:value="1" table:style-name="ce47">
            <text:p>100,0%</text:p>
          </table:table-cell>
          <table:table-cell office:value-type="float" office:value="114077" table:style-name="ce46">
            <text:p>114.077</text:p>
          </table:table-cell>
          <table:table-cell office:value-type="percentage" office:value="1" table:style-name="ce47">
            <text:p>100,0%</text:p>
          </table:table-cell>
          <table:table-cell office:value-type="float" office:value="147793" table:style-name="ce46">
            <text:p>147.793</text:p>
          </table:table-cell>
          <table:table-cell office:value-type="percentage" office:value="0.98757784727233844" table:style-name="ce47">
            <text:p>98,8%</text:p>
          </table:table-cell>
          <table:table-cell office:value-type="float" office:value="152937" table:style-name="ce46">
            <text:p>152.937</text:p>
          </table:table-cell>
          <table:table-cell office:value-type="percentage" office:value="0.940311721848197" table:style-name="ce47">
            <text:p>94,0%</text:p>
          </table:table-cell>
          <table:table-cell office:value-type="float" office:value="150669" table:style-name="ce46">
            <text:p>150.669</text:p>
          </table:table-cell>
          <table:table-cell office:value-type="percentage" office:value="0.90224739959159961" table:style-name="ce47">
            <text:p>90,2%</text:p>
          </table:table-cell>
          <table:table-cell office:value-type="float" office:value="90584" table:style-name="ce46">
            <text:p>90.584</text:p>
          </table:table-cell>
          <table:table-cell office:value-type="percentage" office:value="0.79146534324732853" table:style-name="ce47">
            <text:p>79,1%</text:p>
          </table:table-cell>
          <table:table-cell office:value-type="float" office:value="66192" table:style-name="ce46">
            <text:p>66.192</text:p>
          </table:table-cell>
          <table:table-cell office:value-type="percentage" office:value="0.83669780435084884" table:style-name="ce47">
            <text:p>83,7%</text:p>
          </table:table-cell>
          <table:table-cell office:value-type="float" office:value="60321" table:style-name="ce46">
            <text:p>60.321</text:p>
          </table:table-cell>
          <table:table-cell office:value-type="percentage" office:value="0.94251562499999997" table:style-name="ce47">
            <text:p>94,3%</text:p>
          </table:table-cell>
          <table:table-cell office:value-type="float" office:value="870865" table:style-name="ce46">
            <text:p>870.865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247652118420388" table:style-name="ce47">
            <text:p>93,2%</text:p>
          </table:table-cell>
          <table:table-cell office:value-type="percentage" office:value="0.85480828124509223" table:style-name="ce47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220" table:style-name="ce46">
            <text:p>51.220</text:p>
          </table:table-cell>
          <table:table-cell office:value-type="percentage" office:value="1" table:style-name="ce47">
            <text:p>100,0%</text:p>
          </table:table-cell>
          <table:table-cell office:value-type="float" office:value="79343" table:style-name="ce46">
            <text:p>79.343</text:p>
          </table:table-cell>
          <table:table-cell office:value-type="percentage" office:value="0.98543146703760742" table:style-name="ce47">
            <text:p>98,5%</text:p>
          </table:table-cell>
          <table:table-cell office:value-type="float" office:value="110987" table:style-name="ce46">
            <text:p>110.987</text:p>
          </table:table-cell>
          <table:table-cell office:value-type="percentage" office:value="0.94673763765556895" table:style-name="ce47">
            <text:p>94,7%</text:p>
          </table:table-cell>
          <table:table-cell office:value-type="float" office:value="151322" table:style-name="ce46">
            <text:p>151.322</text:p>
          </table:table-cell>
          <table:table-cell office:value-type="percentage" office:value="0.91269443958575847" table:style-name="ce47">
            <text:p>91,3%</text:p>
          </table:table-cell>
          <table:table-cell office:value-type="float" office:value="170255" table:style-name="ce46">
            <text:p>170.255</text:p>
          </table:table-cell>
          <table:table-cell office:value-type="percentage" office:value="0.82579108705352811" table:style-name="ce47">
            <text:p>82,6%</text:p>
          </table:table-cell>
          <table:table-cell office:value-type="float" office:value="130281" table:style-name="ce46">
            <text:p>130.281</text:p>
          </table:table-cell>
          <table:table-cell office:value-type="percentage" office:value="0.71509492993462764" table:style-name="ce47">
            <text:p>71,5%</text:p>
          </table:table-cell>
          <table:table-cell office:value-type="float" office:value="100093" table:style-name="ce46">
            <text:p>100.093</text:p>
          </table:table-cell>
          <table:table-cell office:value-type="percentage" office:value="0.72561656348320314" table:style-name="ce47">
            <text:p>72,6%</text:p>
          </table:table-cell>
          <table:table-cell office:value-type="float" office:value="77640" table:style-name="ce46">
            <text:p>77.640</text:p>
          </table:table-cell>
          <table:table-cell office:value-type="percentage" office:value="0.81315458734813573" table:style-name="ce47">
            <text:p>81,3%</text:p>
          </table:table-cell>
          <table:table-cell office:value-type="float" office:value="871141" table:style-name="ce46">
            <text:p>871.141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417902976904279" table:style-name="ce47">
            <text:p>84,2%</text:p>
          </table:table-cell>
          <table:table-cell office:value-type="percentage" office:value="0.74358431572720762" table:style-name="ce47">
            <text:p>7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346" table:style-name="ce46">
            <text:p>92.346</text:p>
          </table:table-cell>
          <table:table-cell office:value-type="percentage" office:value="1" table:style-name="ce47">
            <text:p>100,0%</text:p>
          </table:table-cell>
          <table:table-cell office:value-type="float" office:value="150956" table:style-name="ce46">
            <text:p>150.956</text:p>
          </table:table-cell>
          <table:table-cell office:value-type="percentage" office:value="0.97686548330108525" table:style-name="ce47">
            <text:p>97,7%</text:p>
          </table:table-cell>
          <table:table-cell office:value-type="float" office:value="222534" table:style-name="ce46">
            <text:p>222.534</text:p>
          </table:table-cell>
          <table:table-cell office:value-type="percentage" office:value="0.94658261446582614" table:style-name="ce47">
            <text:p>94,7%</text:p>
          </table:table-cell>
          <table:table-cell office:value-type="float" office:value="320680" table:style-name="ce46">
            <text:p>320.680</text:p>
          </table:table-cell>
          <table:table-cell office:value-type="percentage" office:value="0.91489021773862234" table:style-name="ce47">
            <text:p>91,5%</text:p>
          </table:table-cell>
          <table:table-cell office:value-type="float" office:value="317510" table:style-name="ce46">
            <text:p>317.510</text:p>
          </table:table-cell>
          <table:table-cell office:value-type="percentage" office:value="0.81848506408471766" table:style-name="ce47">
            <text:p>81,8%</text:p>
          </table:table-cell>
          <table:table-cell office:value-type="float" office:value="227958" table:style-name="ce46">
            <text:p>227.958</text:p>
          </table:table-cell>
          <table:table-cell office:value-type="percentage" office:value="0.73313950870602762" table:style-name="ce47">
            <text:p>73,3%</text:p>
          </table:table-cell>
          <table:table-cell office:value-type="float" office:value="184753" table:style-name="ce46">
            <text:p>184.753</text:p>
          </table:table-cell>
          <table:table-cell office:value-type="percentage" office:value="0.73388070610292833" table:style-name="ce47">
            <text:p>73,4%</text:p>
          </table:table-cell>
          <table:table-cell office:value-type="float" office:value="151254" table:style-name="ce46">
            <text:p>151.254</text:p>
          </table:table-cell>
          <table:table-cell office:value-type="percentage" office:value="0.84124874163640107" table:style-name="ce47">
            <text:p>84,1%</text:p>
          </table:table-cell>
          <table:table-cell office:value-type="float" office:value="1667991" table:style-name="ce46">
            <text:p>1.667.991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067988457619292" table:style-name="ce47">
            <text:p>85,1%</text:p>
          </table:table-cell>
          <table:table-cell office:value-type="percentage" office:value="0.76655689096083002" table:style-name="ce47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81" table:style-name="ce46">
            <text:p>42.181</text:p>
          </table:table-cell>
          <table:table-cell office:value-type="percentage" office:value="1" table:style-name="ce47">
            <text:p>100,0%</text:p>
          </table:table-cell>
          <table:table-cell office:value-type="float" office:value="55971" table:style-name="ce46">
            <text:p>55.971</text:p>
          </table:table-cell>
          <table:table-cell office:value-type="percentage" office:value="1" table:style-name="ce47">
            <text:p>100,0%</text:p>
          </table:table-cell>
          <table:table-cell office:value-type="float" office:value="76656" table:style-name="ce46">
            <text:p>76.656</text:p>
          </table:table-cell>
          <table:table-cell office:value-type="percentage" office:value="0.99109186114163816" table:style-name="ce47">
            <text:p>99,1%</text:p>
          </table:table-cell>
          <table:table-cell office:value-type="float" office:value="84451" table:style-name="ce46">
            <text:p>84.451</text:p>
          </table:table-cell>
          <table:table-cell office:value-type="percentage" office:value="0.93871993241741136" table:style-name="ce47">
            <text:p>93,9%</text:p>
          </table:table-cell>
          <table:table-cell office:value-type="float" office:value="88334" table:style-name="ce46">
            <text:p>88.334</text:p>
          </table:table-cell>
          <table:table-cell office:value-type="percentage" office:value="0.90349701848234099" table:style-name="ce47">
            <text:p>90,3%</text:p>
          </table:table-cell>
          <table:table-cell office:value-type="float" office:value="55443" table:style-name="ce46">
            <text:p>55.443</text:p>
          </table:table-cell>
          <table:table-cell office:value-type="percentage" office:value="0.78672683155250944" table:style-name="ce47">
            <text:p>78,7%</text:p>
          </table:table-cell>
          <table:table-cell office:value-type="float" office:value="41930" table:style-name="ce46">
            <text:p>41.930</text:p>
          </table:table-cell>
          <table:table-cell office:value-type="percentage" office:value="0.83021483021483022" table:style-name="ce47">
            <text:p>83,0%</text:p>
          </table:table-cell>
          <table:table-cell office:value-type="float" office:value="40709" table:style-name="ce46">
            <text:p>40.709</text:p>
          </table:table-cell>
          <table:table-cell office:value-type="percentage" office:value="0.92598321315651799" table:style-name="ce47">
            <text:p>92,6%</text:p>
          </table:table-cell>
          <table:table-cell office:value-type="float" office:value="485675" table:style-name="ce46">
            <text:p>485.675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663610155553899" table:style-name="ce47">
            <text:p>92,7%</text:p>
          </table:table-cell>
          <table:table-cell office:value-type="percentage" office:value="0.83319751932133024" table:style-name="ce47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900" table:style-name="ce46">
            <text:p>227.900</text:p>
          </table:table-cell>
          <table:table-cell office:value-type="percentage" office:value="1" table:style-name="ce47">
            <text:p>100,0%</text:p>
          </table:table-cell>
          <table:table-cell office:value-type="float" office:value="250369" table:style-name="ce46">
            <text:p>250.369</text:p>
          </table:table-cell>
          <table:table-cell office:value-type="percentage" office:value="1" table:style-name="ce47">
            <text:p>100,0%</text:p>
          </table:table-cell>
          <table:table-cell office:value-type="float" office:value="321869" table:style-name="ce46">
            <text:p>321.869</text:p>
          </table:table-cell>
          <table:table-cell office:value-type="percentage" office:value="1.0103397943969239" table:style-name="ce47">
            <text:p>101,0%</text:p>
          </table:table-cell>
          <table:table-cell office:value-type="float" office:value="352046" table:style-name="ce46">
            <text:p>352.046</text:p>
          </table:table-cell>
          <table:table-cell office:value-type="percentage" office:value="0.92358103233422972" table:style-name="ce47">
            <text:p>92,4%</text:p>
          </table:table-cell>
          <table:table-cell office:value-type="float" office:value="319537" table:style-name="ce46">
            <text:p>319.537</text:p>
          </table:table-cell>
          <table:table-cell office:value-type="percentage" office:value="0.87952822009055753" table:style-name="ce47">
            <text:p>88,0%</text:p>
          </table:table-cell>
          <table:table-cell office:value-type="float" office:value="211781" table:style-name="ce46">
            <text:p>211.781</text:p>
          </table:table-cell>
          <table:table-cell office:value-type="percentage" office:value="0.79086797892323257" table:style-name="ce47">
            <text:p>79,1%</text:p>
          </table:table-cell>
          <table:table-cell office:value-type="float" office:value="172339" table:style-name="ce46">
            <text:p>172.339</text:p>
          </table:table-cell>
          <table:table-cell office:value-type="percentage" office:value="0.8167492867501398" table:style-name="ce47">
            <text:p>81,7%</text:p>
          </table:table-cell>
          <table:table-cell office:value-type="float" office:value="141364" table:style-name="ce46">
            <text:p>141.364</text:p>
          </table:table-cell>
          <table:table-cell office:value-type="percentage" office:value="0.85497937608109253" table:style-name="ce47">
            <text:p>85,5%</text:p>
          </table:table-cell>
          <table:table-cell office:value-type="float" office:value="1997205" table:style-name="ce46">
            <text:p>1.997.205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772647757406878" table:style-name="ce47">
            <text:p>91,8%</text:p>
          </table:table-cell>
          <table:table-cell office:value-type="percentage" office:value="0.83393460652932583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311" table:style-name="ce46">
            <text:p>137.311</text:p>
          </table:table-cell>
          <table:table-cell office:value-type="percentage" office:value="1" table:style-name="ce47">
            <text:p>100,0%</text:p>
          </table:table-cell>
          <table:table-cell office:value-type="float" office:value="158242" table:style-name="ce46">
            <text:p>158.242</text:p>
          </table:table-cell>
          <table:table-cell office:value-type="percentage" office:value="0.99460091388489069" table:style-name="ce47">
            <text:p>99,5%</text:p>
          </table:table-cell>
          <table:table-cell office:value-type="float" office:value="219397" table:style-name="ce46">
            <text:p>219.397</text:p>
          </table:table-cell>
          <table:table-cell office:value-type="percentage" office:value="1.0043626741865193" table:style-name="ce47">
            <text:p>100,4%</text:p>
          </table:table-cell>
          <table:table-cell office:value-type="float" office:value="281333" table:style-name="ce46">
            <text:p>281.333</text:p>
          </table:table-cell>
          <table:table-cell office:value-type="percentage" office:value="0.91496952627505057" table:style-name="ce47">
            <text:p>91,5%</text:p>
          </table:table-cell>
          <table:table-cell office:value-type="float" office:value="280026" table:style-name="ce46">
            <text:p>280.026</text:p>
          </table:table-cell>
          <table:table-cell office:value-type="percentage" office:value="0.84701078326099122" table:style-name="ce47">
            <text:p>84,7%</text:p>
          </table:table-cell>
          <table:table-cell office:value-type="float" office:value="199637" table:style-name="ce46">
            <text:p>199.637</text:p>
          </table:table-cell>
          <table:table-cell office:value-type="percentage" office:value="0.75079446861801946" table:style-name="ce47">
            <text:p>75,1%</text:p>
          </table:table-cell>
          <table:table-cell office:value-type="float" office:value="167436" table:style-name="ce46">
            <text:p>167.436</text:p>
          </table:table-cell>
          <table:table-cell office:value-type="percentage" office:value="0.76774161007662012" table:style-name="ce47">
            <text:p>76,8%</text:p>
          </table:table-cell>
          <table:table-cell office:value-type="float" office:value="147836" table:style-name="ce46">
            <text:p>147.836</text:p>
          </table:table-cell>
          <table:table-cell office:value-type="percentage" office:value="0.84976892833329498" table:style-name="ce47">
            <text:p>85,0%</text:p>
          </table:table-cell>
          <table:table-cell office:value-type="float" office:value="1591218" table:style-name="ce46">
            <text:p>1.591.218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7971698113207553" table:style-name="ce47">
            <text:p>88,0%</text:p>
          </table:table-cell>
          <table:table-cell office:value-type="percentage" office:value="0.77801763232433074" table:style-name="ce47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466" table:style-name="ce46">
            <text:p>454.466</text:p>
          </table:table-cell>
          <table:table-cell office:value-type="percentage" office:value="1" table:style-name="ce47">
            <text:p>100,0%</text:p>
          </table:table-cell>
          <table:table-cell office:value-type="float" office:value="616608" table:style-name="ce46">
            <text:p>616.608</text:p>
          </table:table-cell>
          <table:table-cell office:value-type="percentage" office:value="0.97058990196633987" table:style-name="ce47">
            <text:p>97,1%</text:p>
          </table:table-cell>
          <table:table-cell office:value-type="float" office:value="791877" table:style-name="ce46">
            <text:p>791.877</text:p>
          </table:table-cell>
          <table:table-cell office:value-type="percentage" office:value="0.94542995090641657" table:style-name="ce47">
            <text:p>94,5%</text:p>
          </table:table-cell>
          <table:table-cell office:value-type="float" office:value="1028543" table:style-name="ce46">
            <text:p>1.028.543</text:p>
          </table:table-cell>
          <table:table-cell office:value-type="percentage" office:value="0.94207899027276554" table:style-name="ce47">
            <text:p>94,2%</text:p>
          </table:table-cell>
          <table:table-cell office:value-type="float" office:value="1137437" table:style-name="ce46">
            <text:p>1.137.437</text:p>
          </table:table-cell>
          <table:table-cell office:value-type="percentage" office:value="0.86381825016802671" table:style-name="ce47">
            <text:p>86,4%</text:p>
          </table:table-cell>
          <table:table-cell office:value-type="float" office:value="793369" table:style-name="ce46">
            <text:p>793.369</text:p>
          </table:table-cell>
          <table:table-cell office:value-type="percentage" office:value="0.75945769500273774" table:style-name="ce47">
            <text:p>75,9%</text:p>
          </table:table-cell>
          <table:table-cell office:value-type="float" office:value="657030" table:style-name="ce46">
            <text:p>657.030</text:p>
          </table:table-cell>
          <table:table-cell office:value-type="percentage" office:value="0.78317152103559873" table:style-name="ce47">
            <text:p>78,3%</text:p>
          </table:table-cell>
          <table:table-cell office:value-type="float" office:value="549545" table:style-name="ce46">
            <text:p>549.545</text:p>
          </table:table-cell>
          <table:table-cell office:value-type="percentage" office:value="0.83750910592746353" table:style-name="ce47">
            <text:p>83,8%</text:p>
          </table:table-cell>
          <table:table-cell office:value-type="float" office:value="6028875" table:style-name="ce46">
            <text:p>6.028.875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777504382414429" table:style-name="ce47">
            <text:p>87,8%</text:p>
          </table:table-cell>
          <table:table-cell office:value-type="percentage" office:value="0.77487195839741996" table:style-name="ce47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330" table:style-name="ce46">
            <text:p>293.330</text:p>
          </table:table-cell>
          <table:table-cell office:value-type="percentage" office:value="1" table:style-name="ce47">
            <text:p>100,0%</text:p>
          </table:table-cell>
          <table:table-cell office:value-type="float" office:value="432758" table:style-name="ce46">
            <text:p>432.758</text:p>
          </table:table-cell>
          <table:table-cell office:value-type="percentage" office:value="0.98834335932325712" table:style-name="ce47">
            <text:p>98,8%</text:p>
          </table:table-cell>
          <table:table-cell office:value-type="float" office:value="569019" table:style-name="ce46">
            <text:p>569.019</text:p>
          </table:table-cell>
          <table:table-cell office:value-type="percentage" office:value="0.97983737653428116" table:style-name="ce47">
            <text:p>98,0%</text:p>
          </table:table-cell>
          <table:table-cell office:value-type="float" office:value="713759" table:style-name="ce46">
            <text:p>713.759</text:p>
          </table:table-cell>
          <table:table-cell office:value-type="percentage" office:value="0.94872623063692452" table:style-name="ce47">
            <text:p>94,9%</text:p>
          </table:table-cell>
          <table:table-cell office:value-type="float" office:value="753503" table:style-name="ce46">
            <text:p>753.503</text:p>
          </table:table-cell>
          <table:table-cell office:value-type="percentage" office:value="0.88482106370686298" table:style-name="ce47">
            <text:p>88,5%</text:p>
          </table:table-cell>
          <table:table-cell office:value-type="float" office:value="512588" table:style-name="ce46">
            <text:p>512.588</text:p>
          </table:table-cell>
          <table:table-cell office:value-type="percentage" office:value="0.79010541664932588" table:style-name="ce47">
            <text:p>79,0%</text:p>
          </table:table-cell>
          <table:table-cell office:value-type="float" office:value="427898" table:style-name="ce46">
            <text:p>427.898</text:p>
          </table:table-cell>
          <table:table-cell office:value-type="percentage" office:value="0.82905724571131856" table:style-name="ce47">
            <text:p>82,9%</text:p>
          </table:table-cell>
          <table:table-cell office:value-type="float" office:value="375256" table:style-name="ce46">
            <text:p>375.256</text:p>
          </table:table-cell>
          <table:table-cell office:value-type="percentage" office:value="0.88393073768464492" table:style-name="ce47">
            <text:p>88,4%</text:p>
          </table:table-cell>
          <table:table-cell office:value-type="float" office:value="4078111" table:style-name="ce46">
            <text:p>4.078.111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8577086256107" table:style-name="ce47">
            <text:p>90,9%</text:p>
          </table:table-cell>
          <table:table-cell office:value-type="percentage" office:value="0.806372622199795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07" table:style-name="ce46">
            <text:p>77.607</text:p>
          </table:table-cell>
          <table:table-cell office:value-type="percentage" office:value="1" table:style-name="ce47">
            <text:p>100,0%</text:p>
          </table:table-cell>
          <table:table-cell office:value-type="float" office:value="95667" table:style-name="ce46">
            <text:p>95.667</text:p>
          </table:table-cell>
          <table:table-cell office:value-type="percentage" office:value="1" table:style-name="ce47">
            <text:p>100,0%</text:p>
          </table:table-cell>
          <table:table-cell office:value-type="float" office:value="132267" table:style-name="ce46">
            <text:p>132.267</text:p>
          </table:table-cell>
          <table:table-cell office:value-type="percentage" office:value="1.0556278282800067" table:style-name="ce47">
            <text:p>105,6%</text:p>
          </table:table-cell>
          <table:table-cell office:value-type="float" office:value="161006" table:style-name="ce46">
            <text:p>161.006</text:p>
          </table:table-cell>
          <table:table-cell office:value-type="percentage" office:value="0.95148212934947052" table:style-name="ce47">
            <text:p>95,1%</text:p>
          </table:table-cell>
          <table:table-cell office:value-type="float" office:value="145291" table:style-name="ce46">
            <text:p>145.291</text:p>
          </table:table-cell>
          <table:table-cell office:value-type="percentage" office:value="0.91094962819917991" table:style-name="ce47">
            <text:p>91,1%</text:p>
          </table:table-cell>
          <table:table-cell office:value-type="float" office:value="112026" table:style-name="ce46">
            <text:p>112.026</text:p>
          </table:table-cell>
          <table:table-cell office:value-type="percentage" office:value="0.83927808868810827" table:style-name="ce47">
            <text:p>83,9%</text:p>
          </table:table-cell>
          <table:table-cell office:value-type="float" office:value="92234" table:style-name="ce46">
            <text:p>92.234</text:p>
          </table:table-cell>
          <table:table-cell office:value-type="percentage" office:value="0.81392516766678435" table:style-name="ce47">
            <text:p>81,4%</text:p>
          </table:table-cell>
          <table:table-cell office:value-type="float" office:value="77322" table:style-name="ce46">
            <text:p>77.322</text:p>
          </table:table-cell>
          <table:table-cell office:value-type="percentage" office:value="0.91235398230088494" table:style-name="ce47">
            <text:p>91,2%</text:p>
          </table:table-cell>
          <table:table-cell office:value-type="float" office:value="893420" table:style-name="ce46">
            <text:p>893.420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705194994530316" table:style-name="ce47">
            <text:p>93,7%</text:p>
          </table:table-cell>
          <table:table-cell office:value-type="percentage" office:value="0.83969071050680133" table:style-name="ce47">
            <text:p>84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308" table:style-name="ce46">
            <text:p>241.308</text:p>
          </table:table-cell>
          <table:table-cell office:value-type="percentage" office:value="1" table:style-name="ce47">
            <text:p>100,0%</text:p>
          </table:table-cell>
          <table:table-cell office:value-type="float" office:value="290892" table:style-name="ce46">
            <text:p>290.892</text:p>
          </table:table-cell>
          <table:table-cell office:value-type="percentage" office:value="1" table:style-name="ce47">
            <text:p>100,0%</text:p>
          </table:table-cell>
          <table:table-cell office:value-type="float" office:value="346663" table:style-name="ce46">
            <text:p>346.663</text:p>
          </table:table-cell>
          <table:table-cell office:value-type="percentage" office:value="0.99923903299541406" table:style-name="ce47">
            <text:p>99,9%</text:p>
          </table:table-cell>
          <table:table-cell office:value-type="float" office:value="391159" table:style-name="ce46">
            <text:p>391.159</text:p>
          </table:table-cell>
          <table:table-cell office:value-type="percentage" office:value="0.96370928997829453" table:style-name="ce47">
            <text:p>96,4%</text:p>
          </table:table-cell>
          <table:table-cell office:value-type="float" office:value="408694" table:style-name="ce46">
            <text:p>408.694</text:p>
          </table:table-cell>
          <table:table-cell office:value-type="percentage" office:value="0.92209981025267307" table:style-name="ce47">
            <text:p>92,2%</text:p>
          </table:table-cell>
          <table:table-cell office:value-type="float" office:value="264373" table:style-name="ce46">
            <text:p>264.373</text:p>
          </table:table-cell>
          <table:table-cell office:value-type="percentage" office:value="0.81745967941423836" table:style-name="ce47">
            <text:p>81,7%</text:p>
          </table:table-cell>
          <table:table-cell office:value-type="float" office:value="199096" table:style-name="ce46">
            <text:p>199.096</text:p>
          </table:table-cell>
          <table:table-cell office:value-type="percentage" office:value="0.8619583428940043" table:style-name="ce47">
            <text:p>86,2%</text:p>
          </table:table-cell>
          <table:table-cell office:value-type="float" office:value="171173" table:style-name="ce46">
            <text:p>171.173</text:p>
          </table:table-cell>
          <table:table-cell office:value-type="percentage" office:value="0.95092413072824944" table:style-name="ce47">
            <text:p>95,1%</text:p>
          </table:table-cell>
          <table:table-cell office:value-type="float" office:value="2313358" table:style-name="ce46">
            <text:p>2.313.358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249779078972185" table:style-name="ce47">
            <text:p>94,2%</text:p>
          </table:table-cell>
          <table:table-cell office:value-type="percentage" office:value="0.85622241904435492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200" table:style-name="ce46">
            <text:p>23.200</text:p>
          </table:table-cell>
          <table:table-cell office:value-type="percentage" office:value="1" table:style-name="ce47">
            <text:p>100,0%</text:p>
          </table:table-cell>
          <table:table-cell office:value-type="float" office:value="28596" table:style-name="ce46">
            <text:p>28.596</text:p>
          </table:table-cell>
          <table:table-cell office:value-type="percentage" office:value="1" table:style-name="ce47">
            <text:p>100,0%</text:p>
          </table:table-cell>
          <table:table-cell office:value-type="float" office:value="37712" table:style-name="ce46">
            <text:p>37.712</text:p>
          </table:table-cell>
          <table:table-cell office:value-type="percentage" office:value="0.99984092475741027" table:style-name="ce47">
            <text:p>100,0%</text:p>
          </table:table-cell>
          <table:table-cell office:value-type="float" office:value="45049" table:style-name="ce46">
            <text:p>45.049</text:p>
          </table:table-cell>
          <table:table-cell office:value-type="percentage" office:value="0.94513679086941926" table:style-name="ce47">
            <text:p>94,5%</text:p>
          </table:table-cell>
          <table:table-cell office:value-type="float" office:value="47257" table:style-name="ce46">
            <text:p>47.257</text:p>
          </table:table-cell>
          <table:table-cell office:value-type="percentage" office:value="0.8925340434774397" table:style-name="ce47">
            <text:p>89,3%</text:p>
          </table:table-cell>
          <table:table-cell office:value-type="float" office:value="31135" table:style-name="ce46">
            <text:p>31.135</text:p>
          </table:table-cell>
          <table:table-cell office:value-type="percentage" office:value="0.79185635443424296" table:style-name="ce47">
            <text:p>79,2%</text:p>
          </table:table-cell>
          <table:table-cell office:value-type="float" office:value="24168" table:style-name="ce46">
            <text:p>24.168</text:p>
          </table:table-cell>
          <table:table-cell office:value-type="percentage" office:value="0.79348611202311381" table:style-name="ce47">
            <text:p>79,3%</text:p>
          </table:table-cell>
          <table:table-cell office:value-type="float" office:value="22208" table:style-name="ce46">
            <text:p>22.208</text:p>
          </table:table-cell>
          <table:table-cell office:value-type="percentage" office:value="0.86981043396522006" table:style-name="ce47">
            <text:p>87,0%</text:p>
          </table:table-cell>
          <table:table-cell office:value-type="float" office:value="259325" table:style-name="ce46">
            <text:p>259.325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321266330950457" table:style-name="ce47">
            <text:p>91,3%</text:p>
          </table:table-cell>
          <table:table-cell office:value-type="percentage" office:value="0.81060847602793251" table:style-name="ce47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418" table:style-name="ce46">
            <text:p>372.418</text:p>
          </table:table-cell>
          <table:table-cell office:value-type="percentage" office:value="1" table:style-name="ce47">
            <text:p>100,0%</text:p>
          </table:table-cell>
          <table:table-cell office:value-type="float" office:value="511066" table:style-name="ce46">
            <text:p>511.066</text:p>
          </table:table-cell>
          <table:table-cell office:value-type="percentage" office:value="0.97145876775629614" table:style-name="ce47">
            <text:p>97,1%</text:p>
          </table:table-cell>
          <table:table-cell office:value-type="float" office:value="682114" table:style-name="ce46">
            <text:p>682.114</text:p>
          </table:table-cell>
          <table:table-cell office:value-type="percentage" office:value="0.96984458065497647" table:style-name="ce47">
            <text:p>97,0%</text:p>
          </table:table-cell>
          <table:table-cell office:value-type="float" office:value="941811" table:style-name="ce46">
            <text:p>941.811</text:p>
          </table:table-cell>
          <table:table-cell office:value-type="percentage" office:value="0.96816145018981625" table:style-name="ce47">
            <text:p>96,8%</text:p>
          </table:table-cell>
          <table:table-cell office:value-type="float" office:value="1029778" table:style-name="ce46">
            <text:p>1.029.778</text:p>
          </table:table-cell>
          <table:table-cell office:value-type="percentage" office:value="0.88319349280556725" table:style-name="ce47">
            <text:p>88,3%</text:p>
          </table:table-cell>
          <table:table-cell office:value-type="float" office:value="747770" table:style-name="ce46">
            <text:p>747.770</text:p>
          </table:table-cell>
          <table:table-cell office:value-type="percentage" office:value="0.7874247083105177" table:style-name="ce47">
            <text:p>78,7%</text:p>
          </table:table-cell>
          <table:table-cell office:value-type="float" office:value="600813" table:style-name="ce46">
            <text:p>600.813</text:p>
          </table:table-cell>
          <table:table-cell office:value-type="percentage" office:value="0.80920300346813023" table:style-name="ce47">
            <text:p>80,9%</text:p>
          </table:table-cell>
          <table:table-cell office:value-type="float" office:value="461557" table:style-name="ce46">
            <text:p>461.557</text:p>
          </table:table-cell>
          <table:table-cell office:value-type="percentage" office:value="0.8338247142944889" table:style-name="ce47">
            <text:p>83,4%</text:p>
          </table:table-cell>
          <table:table-cell office:value-type="float" office:value="5347327" table:style-name="ce46">
            <text:p>5.347.327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451043060507329" table:style-name="ce47">
            <text:p>89,5%</text:p>
          </table:table-cell>
          <table:table-cell office:value-type="percentage" office:value="0.78870432667914281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345" table:style-name="ce46">
            <text:p>73.345</text:p>
          </table:table-cell>
          <table:table-cell office:value-type="percentage" office:value="1" table:style-name="ce47">
            <text:p>100,0%</text:p>
          </table:table-cell>
          <table:table-cell office:value-type="float" office:value="102869" table:style-name="ce46">
            <text:p>102.869</text:p>
          </table:table-cell>
          <table:table-cell office:value-type="percentage" office:value="0.9997084519771815" table:style-name="ce47">
            <text:p>100,0%</text:p>
          </table:table-cell>
          <table:table-cell office:value-type="float" office:value="145801" table:style-name="ce46">
            <text:p>145.801</text:p>
          </table:table-cell>
          <table:table-cell office:value-type="percentage" office:value="0.99245791612494805" table:style-name="ce47">
            <text:p>99,2%</text:p>
          </table:table-cell>
          <table:table-cell office:value-type="float" office:value="207006" table:style-name="ce46">
            <text:p>207.006</text:p>
          </table:table-cell>
          <table:table-cell office:value-type="percentage" office:value="0.97069250103162397" table:style-name="ce47">
            <text:p>97,1%</text:p>
          </table:table-cell>
          <table:table-cell office:value-type="float" office:value="231088" table:style-name="ce46">
            <text:p>231.088</text:p>
          </table:table-cell>
          <table:table-cell office:value-type="percentage" office:value="0.90923326919974656" table:style-name="ce47">
            <text:p>90,9%</text:p>
          </table:table-cell>
          <table:table-cell office:value-type="float" office:value="167657" table:style-name="ce46">
            <text:p>167.657</text:p>
          </table:table-cell>
          <table:table-cell office:value-type="percentage" office:value="0.80217508839586038" table:style-name="ce47">
            <text:p>80,2%</text:p>
          </table:table-cell>
          <table:table-cell office:value-type="float" office:value="141803" table:style-name="ce46">
            <text:p>141.803</text:p>
          </table:table-cell>
          <table:table-cell office:value-type="percentage" office:value="0.82324903627328039" table:style-name="ce47">
            <text:p>82,3%</text:p>
          </table:table-cell>
          <table:table-cell office:value-type="float" office:value="121882" table:style-name="ce46">
            <text:p>121.882</text:p>
          </table:table-cell>
          <table:table-cell office:value-type="percentage" office:value="0.85896514299406601" table:style-name="ce47">
            <text:p>85,9%</text:p>
          </table:table-cell>
          <table:table-cell office:value-type="float" office:value="1191451" table:style-name="ce46">
            <text:p>1.191.451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940947397104277" table:style-name="ce47">
            <text:p>90,9%</text:p>
          </table:table-cell>
          <table:table-cell office:value-type="percentage" office:value="0.78838723679918166" table:style-name="ce47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88" table:style-name="ce46">
            <text:p>42.188</text:p>
          </table:table-cell>
          <table:table-cell office:value-type="percentage" office:value="1" table:style-name="ce47">
            <text:p>100,0%</text:p>
          </table:table-cell>
          <table:table-cell office:value-type="float" office:value="55832" table:style-name="ce46">
            <text:p>55.832</text:p>
          </table:table-cell>
          <table:table-cell office:value-type="percentage" office:value="1" table:style-name="ce47">
            <text:p>100,0%</text:p>
          </table:table-cell>
          <table:table-cell office:value-type="float" office:value="72015" table:style-name="ce46">
            <text:p>72.015</text:p>
          </table:table-cell>
          <table:table-cell office:value-type="percentage" office:value="0.97523156925410326" table:style-name="ce47">
            <text:p>97,5%</text:p>
          </table:table-cell>
          <table:table-cell office:value-type="float" office:value="91891" table:style-name="ce46">
            <text:p>91.891</text:p>
          </table:table-cell>
          <table:table-cell office:value-type="percentage" office:value="0.95032783833536727" table:style-name="ce47">
            <text:p>95,0%</text:p>
          </table:table-cell>
          <table:table-cell office:value-type="float" office:value="95489" table:style-name="ce46">
            <text:p>95.489</text:p>
          </table:table-cell>
          <table:table-cell office:value-type="percentage" office:value="0.88414103442528846" table:style-name="ce47">
            <text:p>88,4%</text:p>
          </table:table-cell>
          <table:table-cell office:value-type="float" office:value="64578" table:style-name="ce46">
            <text:p>64.578</text:p>
          </table:table-cell>
          <table:table-cell office:value-type="percentage" office:value="0.79391696684328938" table:style-name="ce47">
            <text:p>79,4%</text:p>
          </table:table-cell>
          <table:table-cell office:value-type="float" office:value="57880" table:style-name="ce46">
            <text:p>57.880</text:p>
          </table:table-cell>
          <table:table-cell office:value-type="percentage" office:value="0.849589736815066" table:style-name="ce47">
            <text:p>85,0%</text:p>
          </table:table-cell>
          <table:table-cell office:value-type="float" office:value="50705" table:style-name="ce46">
            <text:p>50.705</text:p>
          </table:table-cell>
          <table:table-cell office:value-type="percentage" office:value="0.8992161452791374" table:style-name="ce47">
            <text:p>89,9%</text:p>
          </table:table-cell>
          <table:table-cell office:value-type="float" office:value="530578" table:style-name="ce46">
            <text:p>530.578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265906831293842" table:style-name="ce47">
            <text:p>91,3%</text:p>
          </table:table-cell>
          <table:table-cell office:value-type="percentage" office:value="0.80245070682413866" table:style-name="ce47">
            <text:p>80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121" table:style-name="ce46">
            <text:p>162.121</text:p>
          </table:table-cell>
          <table:table-cell office:value-type="percentage" office:value="1.0264070908515353" table:style-name="ce47">
            <text:p>102,6%</text:p>
          </table:table-cell>
          <table:table-cell office:value-type="float" office:value="212361" table:style-name="ce46">
            <text:p>212.361</text:p>
          </table:table-cell>
          <table:table-cell office:value-type="percentage" office:value="0.99662100328044267" table:style-name="ce47">
            <text:p>99,7%</text:p>
          </table:table-cell>
          <table:table-cell office:value-type="float" office:value="274135" table:style-name="ce46">
            <text:p>274.135</text:p>
          </table:table-cell>
          <table:table-cell office:value-type="percentage" office:value="0.9786376504271399" table:style-name="ce47">
            <text:p>97,9%</text:p>
          </table:table-cell>
          <table:table-cell office:value-type="float" office:value="322661" table:style-name="ce46">
            <text:p>322.661</text:p>
          </table:table-cell>
          <table:table-cell office:value-type="percentage" office:value="0.94906714277730553" table:style-name="ce47">
            <text:p>94,9%</text:p>
          </table:table-cell>
          <table:table-cell office:value-type="float" office:value="320259" table:style-name="ce46">
            <text:p>320.259</text:p>
          </table:table-cell>
          <table:table-cell office:value-type="percentage" office:value="0.88436845026551014" table:style-name="ce47">
            <text:p>88,4%</text:p>
          </table:table-cell>
          <table:table-cell office:value-type="float" office:value="204084" table:style-name="ce46">
            <text:p>204.084</text:p>
          </table:table-cell>
          <table:table-cell office:value-type="percentage" office:value="0.7833025642600262" table:style-name="ce47">
            <text:p>78,3%</text:p>
          </table:table-cell>
          <table:table-cell office:value-type="float" office:value="167369" table:style-name="ce46">
            <text:p>167.369</text:p>
          </table:table-cell>
          <table:table-cell office:value-type="percentage" office:value="0.83047525479571682" table:style-name="ce47">
            <text:p>83,0%</text:p>
          </table:table-cell>
          <table:table-cell office:value-type="float" office:value="150923" table:style-name="ce46">
            <text:p>150.923</text:p>
          </table:table-cell>
          <table:table-cell office:value-type="percentage" office:value="0.89512235626252923" table:style-name="ce47">
            <text:p>89,5%</text:p>
          </table:table-cell>
          <table:table-cell office:value-type="float" office:value="1813913" table:style-name="ce46">
            <text:p>1.813.913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429693292599634" table:style-name="ce47">
            <text:p>91,4%</text:p>
          </table:table-cell>
          <table:table-cell office:value-type="percentage" office:value="0.81689247125877729" table:style-name="ce47">
            <text:p>81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80" table:style-name="ce46">
            <text:p>2.380</text:p>
          </table:table-cell>
          <table:table-cell office:value-type="percentage" office:value="0.91362763915547029" table:style-name="ce47">
            <text:p>91,4%</text:p>
          </table:table-cell>
          <table:table-cell office:value-type="float" office:value="3855" table:style-name="ce46">
            <text:p>3.855</text:p>
          </table:table-cell>
          <table:table-cell office:value-type="percentage" office:value="0.89277443260768874" table:style-name="ce47">
            <text:p>89,3%</text:p>
          </table:table-cell>
          <table:table-cell office:value-type="float" office:value="7549" table:style-name="ce46">
            <text:p>7.549</text:p>
          </table:table-cell>
          <table:table-cell office:value-type="percentage" office:value="0.96079928725976838" table:style-name="ce47">
            <text:p>96,1%</text:p>
          </table:table-cell>
          <table:table-cell office:value-type="float" office:value="10523" table:style-name="ce46">
            <text:p>10.523</text:p>
          </table:table-cell>
          <table:table-cell office:value-type="percentage" office:value="0.91060920733817929" table:style-name="ce47">
            <text:p>91,1%</text:p>
          </table:table-cell>
          <table:table-cell office:value-type="float" office:value="11034" table:style-name="ce46">
            <text:p>11.034</text:p>
          </table:table-cell>
          <table:table-cell office:value-type="percentage" office:value="0.87280493592785957" table:style-name="ce47">
            <text:p>87,3%</text:p>
          </table:table-cell>
          <table:table-cell office:value-type="float" office:value="9067" table:style-name="ce46">
            <text:p>9.067</text:p>
          </table:table-cell>
          <table:table-cell office:value-type="percentage" office:value="0.76231713468975959" table:style-name="ce47">
            <text:p>76,2%</text:p>
          </table:table-cell>
          <table:table-cell office:value-type="float" office:value="8797" table:style-name="ce46">
            <text:p>8.797</text:p>
          </table:table-cell>
          <table:table-cell office:value-type="percentage" office:value="0.80213367374851829" table:style-name="ce47">
            <text:p>80,2%</text:p>
          </table:table-cell>
          <table:table-cell office:value-type="float" office:value="8163" table:style-name="ce46">
            <text:p>8.163</text:p>
          </table:table-cell>
          <table:table-cell office:value-type="percentage" office:value="0.89447731755424065" table:style-name="ce47">
            <text:p>89,4%</text:p>
          </table:table-cell>
          <table:table-cell office:value-type="float" office:value="61368" table:style-name="ce46">
            <text:p>61.368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6476432043965334" table:style-name="ce47">
            <text:p>86,5%</text:p>
          </table:table-cell>
          <table:table-cell office:value-type="percentage" office:value="0.7288187929027814" table:style-name="ce47">
            <text:p>72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45" table:style-name="ce46">
            <text:p>2.045</text:p>
          </table:table-cell>
          <table:table-cell office:value-type="percentage" office:value="0.87058322690506595" table:style-name="ce47">
            <text:p>87,1%</text:p>
          </table:table-cell>
          <table:table-cell office:value-type="float" office:value="3359" table:style-name="ce46">
            <text:p>3.359</text:p>
          </table:table-cell>
          <table:table-cell office:value-type="percentage" office:value="0.89621131270010668" table:style-name="ce47">
            <text:p>89,6%</text:p>
          </table:table-cell>
          <table:table-cell office:value-type="float" office:value="7345" table:style-name="ce46">
            <text:p>7.345</text:p>
          </table:table-cell>
          <table:table-cell office:value-type="percentage" office:value="0.93841829564328605" table:style-name="ce47">
            <text:p>93,8%</text:p>
          </table:table-cell>
          <table:table-cell office:value-type="float" office:value="9950" table:style-name="ce46">
            <text:p>9.950</text:p>
          </table:table-cell>
          <table:table-cell office:value-type="percentage" office:value="0.88060890344278253" table:style-name="ce47">
            <text:p>88,1%</text:p>
          </table:table-cell>
          <table:table-cell office:value-type="float" office:value="10411" table:style-name="ce46">
            <text:p>10.411</text:p>
          </table:table-cell>
          <table:table-cell office:value-type="percentage" office:value="0.86743876020663224" table:style-name="ce47">
            <text:p>86,7%</text:p>
          </table:table-cell>
          <table:table-cell office:value-type="float" office:value="8851" table:style-name="ce46">
            <text:p>8.851</text:p>
          </table:table-cell>
          <table:table-cell office:value-type="percentage" office:value="0.72949806313360255" table:style-name="ce47">
            <text:p>72,9%</text:p>
          </table:table-cell>
          <table:table-cell office:value-type="float" office:value="8790" table:style-name="ce46">
            <text:p>8.790</text:p>
          </table:table-cell>
          <table:table-cell office:value-type="percentage" office:value="0.73280533555648186" table:style-name="ce47">
            <text:p>73,3%</text:p>
          </table:table-cell>
          <table:table-cell office:value-type="float" office:value="8064" table:style-name="ce46">
            <text:p>8.064</text:p>
          </table:table-cell>
          <table:table-cell office:value-type="percentage" office:value="0.84228117819093373" table:style-name="ce47">
            <text:p>84,2%</text:p>
          </table:table-cell>
          <table:table-cell office:value-type="float" office:value="58815" table:style-name="ce46">
            <text:p>58.815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2923287323586226" table:style-name="ce47">
            <text:p>82,9%</text:p>
          </table:table-cell>
          <table:table-cell office:value-type="percentage" office:value="0.67544443934034637" table:style-name="ce47">
            <text:p>67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85" table:style-name="ce46">
            <text:p>3.585</text:p>
          </table:table-cell>
          <table:table-cell office:value-type="string" table:style-name="ce47">
            <text:p>-</text:p>
          </table:table-cell>
          <table:table-cell office:value-type="float" office:value="9488" table:style-name="ce46">
            <text:p>9.488</text:p>
          </table:table-cell>
          <table:table-cell office:value-type="string" table:style-name="ce47">
            <text:p>-</text:p>
          </table:table-cell>
          <table:table-cell office:value-type="float" office:value="22099" table:style-name="ce46">
            <text:p>22.099</text:p>
          </table:table-cell>
          <table:table-cell office:value-type="string" table:style-name="ce47">
            <text:p>-</text:p>
          </table:table-cell>
          <table:table-cell office:value-type="float" office:value="31856" table:style-name="ce46">
            <text:p>31.856</text:p>
          </table:table-cell>
          <table:table-cell office:value-type="string" table:style-name="ce47">
            <text:p>-</text:p>
          </table:table-cell>
          <table:table-cell office:value-type="float" office:value="23821" table:style-name="ce46">
            <text:p>23.821</text:p>
          </table:table-cell>
          <table:table-cell office:value-type="string" table:style-name="ce47">
            <text:p>-</text:p>
          </table:table-cell>
          <table:table-cell office:value-type="float" office:value="1249" table:style-name="ce46">
            <text:p>1.249</text:p>
          </table:table-cell>
          <table:table-cell office:value-type="string" table:style-name="ce47">
            <text:p>-</text:p>
          </table:table-cell>
          <table:table-cell office:value-type="float" office:value="92139" table:style-name="ce46">
            <text:p>92.13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7" table:style-name="ce49">
            <text:p>47</text:p>
          </table:table-cell>
          <table:table-cell office:value-type="string" table:style-name="ce50">
            <text:p>-</text:p>
          </table:table-cell>
          <table:table-cell office:value-type="float" office:value="279" table:style-name="ce49">
            <text:p>279</text:p>
          </table:table-cell>
          <table:table-cell office:value-type="string" table:style-name="ce50">
            <text:p>-</text:p>
          </table:table-cell>
          <table:table-cell office:value-type="float" office:value="862" table:style-name="ce49">
            <text:p>862</text:p>
          </table:table-cell>
          <table:table-cell office:value-type="string" table:style-name="ce50">
            <text:p>-</text:p>
          </table:table-cell>
          <table:table-cell office:value-type="float" office:value="1782" table:style-name="ce49">
            <text:p>1.782</text:p>
          </table:table-cell>
          <table:table-cell office:value-type="string" table:style-name="ce50">
            <text:p>-</text:p>
          </table:table-cell>
          <table:table-cell office:value-type="float" office:value="2180" table:style-name="ce49">
            <text:p>2.180</text:p>
          </table:table-cell>
          <table:table-cell office:value-type="string" table:style-name="ce50">
            <text:p>-</text:p>
          </table:table-cell>
          <table:table-cell office:value-type="float" office:value="1966" table:style-name="ce49">
            <text:p>1.966</text:p>
          </table:table-cell>
          <table:table-cell office:value-type="string" table:style-name="ce50">
            <text:p>-</text:p>
          </table:table-cell>
          <table:table-cell office:value-type="float" office:value="240" table:style-name="ce49">
            <text:p>240</text:p>
          </table:table-cell>
          <table:table-cell office:value-type="string" table:style-name="ce50">
            <text:p>-</text:p>
          </table:table-cell>
          <table:table-cell office:value-type="float" office:value="7386" table:style-name="ce49">
            <text:p>7.386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4197" table:style-name="ce53">
            <text:p>2.914.197</text:p>
          </table:table-cell>
          <table:table-cell office:value-type="percentage" office:value="1" table:style-name="ce54">
            <text:p>100,0%</text:p>
          </table:table-cell>
          <table:table-cell office:value-type="float" office:value="3933742" table:style-name="ce53">
            <text:p>3.933.742</text:p>
          </table:table-cell>
          <table:table-cell office:value-type="percentage" office:value="0.99335790376119459" table:style-name="ce54">
            <text:p>99,3%</text:p>
          </table:table-cell>
          <table:table-cell office:value-type="float" office:value="5251596" table:style-name="ce53">
            <text:p>5.251.596</text:p>
          </table:table-cell>
          <table:table-cell office:value-type="percentage" office:value="0.98400033277209276" table:style-name="ce54">
            <text:p>98,4%</text:p>
          </table:table-cell>
          <table:table-cell office:value-type="float" office:value="6677496" table:style-name="ce53">
            <text:p>6.677.496</text:p>
          </table:table-cell>
          <table:table-cell office:value-type="percentage" office:value="0.94941070387098192" table:style-name="ce54">
            <text:p>94,9%</text:p>
          </table:table-cell>
          <table:table-cell office:value-type="float" office:value="6983057" table:style-name="ce53">
            <text:p>6.983.057</text:p>
          </table:table-cell>
          <table:table-cell office:value-type="percentage" office:value="0.88485678121305866" table:style-name="ce54">
            <text:p>88,5%</text:p>
          </table:table-cell>
          <table:table-cell office:value-type="float" office:value="4925370" table:style-name="ce53">
            <text:p>4.925.370</text:p>
          </table:table-cell>
          <table:table-cell office:value-type="percentage" office:value="0.79053794754528717" table:style-name="ce54">
            <text:p>79,1%</text:p>
          </table:table-cell>
          <table:table-cell office:value-type="float" office:value="4021939" table:style-name="ce53">
            <text:p>4.021.939</text:p>
          </table:table-cell>
          <table:table-cell office:value-type="percentage" office:value="0.81339369499093972" table:style-name="ce54">
            <text:p>81,3%</text:p>
          </table:table-cell>
          <table:table-cell office:value-type="float" office:value="3386537" table:style-name="ce53">
            <text:p>3.386.537</text:p>
          </table:table-cell>
          <table:table-cell office:value-type="percentage" office:value="0.87086923449206233" table:style-name="ce54">
            <text:p>87,1%</text:p>
          </table:table-cell>
          <table:table-cell office:value-type="float" office:value="38093934" table:style-name="ce53">
            <text:p>38.093.934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441810219211016" table:style-name="ce54">
            <text:p>90,4%</text:p>
          </table:table-cell>
          <table:table-cell office:value-type="percentage" office:value="0.80280918370282306" table:style-name="ce54">
            <text:p>80,3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4" table:default-cell-style-name="ce1"/>
        <table:table-row table:style-name="ro10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2">
            <text:p>40-4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table:number-columns-repeated="16373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table:number-columns-repeated="16373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59355" table:style-name="ce60">
            <text:p>959.355</text:p>
          </table:table-cell>
          <table:table-cell office:value-type="percentage" office:value="0.88672593855109538" table:style-name="ce61">
            <text:p>88,7%</text:p>
          </table:table-cell>
          <table:table-cell office:value-type="float" office:value="726008" table:style-name="ce60">
            <text:p>726.008</text:p>
          </table:table-cell>
          <table:table-cell office:value-type="percentage" office:value="0.78225359821915363" table:style-name="ce61">
            <text:p>78,2%</text:p>
          </table:table-cell>
          <table:table-cell office:value-type="float" office:value="256923" table:style-name="ce60">
            <text:p>256.923</text:p>
          </table:table-cell>
          <table:table-cell office:value-type="percentage" office:value="0.21142097727160514" table:style-name="ce61">
            <text:p>21,1%</text:p>
          </table:table-cell>
          <table:table-cell office:value-type="float" office:value="141668" table:style-name="ce60">
            <text:p>141.668</text:p>
          </table:table-cell>
          <table:table-cell office:value-type="percentage" office:value="0.11295442132665713" table:style-name="ce61">
            <text:p>11,3%</text:p>
          </table:table-cell>
          <table:table-cell office:value-type="float" office:value="155884" table:style-name="ce60">
            <text:p>155.884</text:p>
          </table:table-cell>
          <table:table-cell office:value-type="percentage" office:value="0.48934413621424111" table:style-name="ce44">
            <text:p>48,9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196110" table:style-name="ce7">
            <text:p>196.110</text:p>
          </table:table-cell>
          <table:table-cell office:value-type="percentage" office:value="0.89370428600724583" table:style-name="ce47">
            <text:p>89,4%</text:p>
          </table:table-cell>
          <table:table-cell office:value-type="float" office:value="123589" table:style-name="ce7">
            <text:p>123.589</text:p>
          </table:table-cell>
          <table:table-cell office:value-type="percentage" office:value="0.80304221545019205" table:style-name="ce47">
            <text:p>80,3%</text:p>
          </table:table-cell>
          <table:table-cell office:value-type="float" office:value="64002" table:style-name="ce7">
            <text:p>64.002</text:p>
          </table:table-cell>
          <table:table-cell office:value-type="percentage" office:value="0.34446902297644227" table:style-name="ce47">
            <text:p>34,4%</text:p>
          </table:table-cell>
          <table:table-cell office:value-type="float" office:value="34301" table:style-name="ce7">
            <text:p>34.301</text:p>
          </table:table-cell>
          <table:table-cell office:value-type="percentage" office:value="0.18206572221720921" table:style-name="ce47">
            <text:p>18,2%</text:p>
          </table:table-cell>
          <table:table-cell office:value-type="float" office:value="31668" table:style-name="ce7">
            <text:p>31.668</text:p>
          </table:table-cell>
          <table:table-cell office:value-type="percentage" office:value="0.5393235464423175" table:style-name="ce47">
            <text:p>53,9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89386" table:style-name="ce7">
            <text:p>189.386</text:p>
          </table:table-cell>
          <table:table-cell office:value-type="percentage" office:value="0.93584491695862504" table:style-name="ce47">
            <text:p>93,6%</text:p>
          </table:table-cell>
          <table:table-cell office:value-type="float" office:value="135742" table:style-name="ce7">
            <text:p>135.742</text:p>
          </table:table-cell>
          <table:table-cell office:value-type="percentage" office:value="0.91846027890360171" table:style-name="ce47">
            <text:p>91,8%</text:p>
          </table:table-cell>
          <table:table-cell office:value-type="float" office:value="129011" table:style-name="ce7">
            <text:p>129.011</text:p>
          </table:table-cell>
          <table:table-cell office:value-type="percentage" office:value="0.84355649711972902" table:style-name="ce47">
            <text:p>84,4%</text:p>
          </table:table-cell>
          <table:table-cell office:value-type="float" office:value="82604" table:style-name="ce7">
            <text:p>82.604</text:p>
          </table:table-cell>
          <table:table-cell office:value-type="percentage" office:value="0.54824814659949961" table:style-name="ce47">
            <text:p>54,8%</text:p>
          </table:table-cell>
          <table:table-cell office:value-type="float" office:value="40058" table:style-name="ce7">
            <text:p>40.058</text:p>
          </table:table-cell>
          <table:table-cell office:value-type="percentage" office:value="0.88502496575493794" table:style-name="ce47">
            <text:p>88,5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11200" table:style-name="ce7">
            <text:p>111.200</text:p>
          </table:table-cell>
          <table:table-cell office:value-type="percentage" office:value="0.85169611605125495" table:style-name="ce47">
            <text:p>85,2%</text:p>
          </table:table-cell>
          <table:table-cell office:value-type="float" office:value="76913" table:style-name="ce7">
            <text:p>76.913</text:p>
          </table:table-cell>
          <table:table-cell office:value-type="percentage" office:value="0.69299107102633639" table:style-name="ce47">
            <text:p>69,3%</text:p>
          </table:table-cell>
          <table:table-cell office:value-type="float" office:value="60084" table:style-name="ce7">
            <text:p>60.084</text:p>
          </table:table-cell>
          <table:table-cell office:value-type="percentage" office:value="0.39706057281822865" table:style-name="ce47">
            <text:p>39,7%</text:p>
          </table:table-cell>
          <table:table-cell office:value-type="float" office:value="22545" table:style-name="ce7">
            <text:p>22.545</text:p>
          </table:table-cell>
          <table:table-cell office:value-type="percentage" office:value="0.132419018531027" table:style-name="ce47">
            <text:p>13,2%</text:p>
          </table:table-cell>
          <table:table-cell office:value-type="float" office:value="25199" table:style-name="ce7">
            <text:p>25.199</text:p>
          </table:table-cell>
          <table:table-cell office:value-type="percentage" office:value="0.49510767054385413" table:style-name="ce47">
            <text:p>49,5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06858" table:style-name="ce7">
            <text:p>206.858</text:p>
          </table:table-cell>
          <table:table-cell office:value-type="percentage" office:value="0.85021084906823619" table:style-name="ce47">
            <text:p>85,0%</text:p>
          </table:table-cell>
          <table:table-cell office:value-type="float" office:value="159208" table:style-name="ce7">
            <text:p>159.208</text:p>
          </table:table-cell>
          <table:table-cell office:value-type="percentage" office:value="0.71543224855527698" table:style-name="ce47">
            <text:p>71,5%</text:p>
          </table:table-cell>
          <table:table-cell office:value-type="float" office:value="155137" table:style-name="ce7">
            <text:p>155.137</text:p>
          </table:table-cell>
          <table:table-cell office:value-type="percentage" office:value="0.48377510290632408" table:style-name="ce47">
            <text:p>48,4%</text:p>
          </table:table-cell>
          <table:table-cell office:value-type="float" office:value="88553" table:style-name="ce7">
            <text:p>88.553</text:p>
          </table:table-cell>
          <table:table-cell office:value-type="percentage" office:value="0.27889830241567193" table:style-name="ce47">
            <text:p>27,9%</text:p>
          </table:table-cell>
          <table:table-cell office:value-type="float" office:value="84032" table:style-name="ce7">
            <text:p>84.032</text:p>
          </table:table-cell>
          <table:table-cell office:value-type="percentage" office:value="0.62650135317492861" table:style-name="ce47">
            <text:p>62,7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90336" table:style-name="ce7">
            <text:p>90.336</text:p>
          </table:table-cell>
          <table:table-cell office:value-type="percentage" office:value="0.92036840818322607" table:style-name="ce47">
            <text:p>92,0%</text:p>
          </table:table-cell>
          <table:table-cell office:value-type="float" office:value="70091" table:style-name="ce7">
            <text:p>70.091</text:p>
          </table:table-cell>
          <table:table-cell office:value-type="percentage" office:value="0.91435764975996658" table:style-name="ce47">
            <text:p>91,4%</text:p>
          </table:table-cell>
          <table:table-cell office:value-type="float" office:value="46721" table:style-name="ce7">
            <text:p>46.721</text:p>
          </table:table-cell>
          <table:table-cell office:value-type="percentage" office:value="0.5532320517223005" table:style-name="ce47">
            <text:p>55,3%</text:p>
          </table:table-cell>
          <table:table-cell office:value-type="float" office:value="18709" table:style-name="ce7">
            <text:p>18.709</text:p>
          </table:table-cell>
          <table:table-cell office:value-type="percentage" office:value="0.21179840152149795" table:style-name="ce47">
            <text:p>21,2%</text:p>
          </table:table-cell>
          <table:table-cell office:value-type="float" office:value="18869" table:style-name="ce7">
            <text:p>18.869</text:p>
          </table:table-cell>
          <table:table-cell office:value-type="percentage" office:value="0.85060632015507376" table:style-name="ce47">
            <text:p>85,1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2155" table:style-name="ce7">
            <text:p>442.155</text:p>
          </table:table-cell>
          <table:table-cell office:value-type="percentage" office:value="0.92449019275763222" table:style-name="ce47">
            <text:p>92,4%</text:p>
          </table:table-cell>
          <table:table-cell office:value-type="float" office:value="283161" table:style-name="ce7">
            <text:p>283.161</text:p>
          </table:table-cell>
          <table:table-cell office:value-type="percentage" office:value="0.87973989418055176" table:style-name="ce47">
            <text:p>88,0%</text:p>
          </table:table-cell>
          <table:table-cell office:value-type="float" office:value="200690" table:style-name="ce7">
            <text:p>200.690</text:p>
          </table:table-cell>
          <table:table-cell office:value-type="percentage" office:value="0.57006754799088755" table:style-name="ce47">
            <text:p>57,0%</text:p>
          </table:table-cell>
          <table:table-cell office:value-type="float" office:value="78055" table:style-name="ce7">
            <text:p>78.055</text:p>
          </table:table-cell>
          <table:table-cell office:value-type="percentage" office:value="0.24427531084037216" table:style-name="ce47">
            <text:p>24,4%</text:p>
          </table:table-cell>
          <table:table-cell office:value-type="float" office:value="76993" table:style-name="ce7">
            <text:p>76.993</text:p>
          </table:table-cell>
          <table:table-cell office:value-type="percentage" office:value="0.80548406670432904" table:style-name="ce47">
            <text:p>80,5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67364" table:style-name="ce7">
            <text:p>267.364</text:p>
          </table:table-cell>
          <table:table-cell office:value-type="percentage" office:value="0.90462285952096577" table:style-name="ce47">
            <text:p>90,5%</text:p>
          </table:table-cell>
          <table:table-cell office:value-type="float" office:value="186374" table:style-name="ce7">
            <text:p>186.374</text:p>
          </table:table-cell>
          <table:table-cell office:value-type="percentage" office:value="0.84948290086008471" table:style-name="ce47">
            <text:p>84,9%</text:p>
          </table:table-cell>
          <table:table-cell office:value-type="float" office:value="146047" table:style-name="ce7">
            <text:p>146.047</text:p>
          </table:table-cell>
          <table:table-cell office:value-type="percentage" office:value="0.51912502265997951" table:style-name="ce47">
            <text:p>51,9%</text:p>
          </table:table-cell>
          <table:table-cell office:value-type="float" office:value="68619" table:style-name="ce7">
            <text:p>68.619</text:p>
          </table:table-cell>
          <table:table-cell office:value-type="percentage" office:value="0.24504510295472562" table:style-name="ce47">
            <text:p>24,5%</text:p>
          </table:table-cell>
          <table:table-cell office:value-type="float" office:value="60462" table:style-name="ce7">
            <text:p>60.462</text:p>
          </table:table-cell>
          <table:table-cell office:value-type="percentage" office:value="0.78226442923496919" table:style-name="ce47">
            <text:p>78,2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33147" table:style-name="ce7">
            <text:p>933.147</text:p>
          </table:table-cell>
          <table:table-cell office:value-type="percentage" office:value="0.87122551756461275" table:style-name="ce47">
            <text:p>87,1%</text:p>
          </table:table-cell>
          <table:table-cell office:value-type="float" office:value="630638" table:style-name="ce7">
            <text:p>630.638</text:p>
          </table:table-cell>
          <table:table-cell office:value-type="percentage" office:value="0.7963837818247026" table:style-name="ce47">
            <text:p>79,6%</text:p>
          </table:table-cell>
          <table:table-cell office:value-type="float" office:value="471797" table:style-name="ce7">
            <text:p>471.797</text:p>
          </table:table-cell>
          <table:table-cell office:value-type="percentage" office:value="0.45870420585235622" table:style-name="ce47">
            <text:p>45,9%</text:p>
          </table:table-cell>
          <table:table-cell office:value-type="float" office:value="295112" table:style-name="ce7">
            <text:p>295.112</text:p>
          </table:table-cell>
          <table:table-cell office:value-type="percentage" office:value="0.25945349061090855" table:style-name="ce47">
            <text:p>25,9%</text:p>
          </table:table-cell>
          <table:table-cell office:value-type="float" office:value="174713" table:style-name="ce7">
            <text:p>174.713</text:p>
          </table:table-cell>
          <table:table-cell office:value-type="percentage" office:value="0.50313174044135223" table:style-name="ce47">
            <text:p>50,3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66617" table:style-name="ce7">
            <text:p>666.617</text:p>
          </table:table-cell>
          <table:table-cell office:value-type="percentage" office:value="0.91809395004462269" table:style-name="ce47">
            <text:p>91,8%</text:p>
          </table:table-cell>
          <table:table-cell office:value-type="float" office:value="488132" table:style-name="ce7">
            <text:p>488.132</text:p>
          </table:table-cell>
          <table:table-cell office:value-type="percentage" office:value="0.85784833195376609" table:style-name="ce47">
            <text:p>85,8%</text:p>
          </table:table-cell>
          <table:table-cell office:value-type="float" office:value="269952" table:style-name="ce7">
            <text:p>269.952</text:p>
          </table:table-cell>
          <table:table-cell office:value-type="percentage" office:value="0.37821169330264137" table:style-name="ce47">
            <text:p>37,8%</text:p>
          </table:table-cell>
          <table:table-cell office:value-type="float" office:value="147703" table:style-name="ce7">
            <text:p>147.703</text:p>
          </table:table-cell>
          <table:table-cell office:value-type="percentage" office:value="0.19602178093517875" table:style-name="ce47">
            <text:p>19,6%</text:p>
          </table:table-cell>
          <table:table-cell office:value-type="float" office:value="168270" table:style-name="ce7">
            <text:p>168.270</text:p>
          </table:table-cell>
          <table:table-cell office:value-type="percentage" office:value="0.79749193124138029" table:style-name="ce47">
            <text:p>79,7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2464" table:style-name="ce7">
            <text:p>152.464</text:p>
          </table:table-cell>
          <table:table-cell office:value-type="percentage" office:value="0.87990119694818614" table:style-name="ce47">
            <text:p>88,0%</text:p>
          </table:table-cell>
          <table:table-cell office:value-type="float" office:value="117341" table:style-name="ce7">
            <text:p>117.341</text:p>
          </table:table-cell>
          <table:table-cell office:value-type="percentage" office:value="0.8871525021358313" table:style-name="ce47">
            <text:p>88,7%</text:p>
          </table:table-cell>
          <table:table-cell office:value-type="float" office:value="94902" table:style-name="ce7">
            <text:p>94.902</text:p>
          </table:table-cell>
          <table:table-cell office:value-type="percentage" office:value="0.58943144975963624" table:style-name="ce47">
            <text:p>58,9%</text:p>
          </table:table-cell>
          <table:table-cell office:value-type="float" office:value="32724" table:style-name="ce7">
            <text:p>32.724</text:p>
          </table:table-cell>
          <table:table-cell office:value-type="percentage" office:value="0.2252307438175799" table:style-name="ce47">
            <text:p>22,5%</text:p>
          </table:table-cell>
          <table:table-cell office:value-type="float" office:value="33090" table:style-name="ce7">
            <text:p>33.090</text:p>
          </table:table-cell>
          <table:table-cell office:value-type="percentage" office:value="0.82992651300443931" table:style-name="ce47">
            <text:p>83,0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498696" table:style-name="ce7">
            <text:p>498.696</text:p>
          </table:table-cell>
          <table:table-cell office:value-type="percentage" office:value="0.93704622322435172" table:style-name="ce47">
            <text:p>93,7%</text:p>
          </table:table-cell>
          <table:table-cell office:value-type="float" office:value="324861" table:style-name="ce7">
            <text:p>324.861</text:p>
          </table:table-cell>
          <table:table-cell office:value-type="percentage" office:value="0.9371089501908193" table:style-name="ce47">
            <text:p>93,7%</text:p>
          </table:table-cell>
          <table:table-cell office:value-type="float" office:value="353067" table:style-name="ce7">
            <text:p>353.067</text:p>
          </table:table-cell>
          <table:table-cell office:value-type="percentage" office:value="0.90261760562840176" table:style-name="ce47">
            <text:p>90,3%</text:p>
          </table:table-cell>
          <table:table-cell office:value-type="float" office:value="254006" table:style-name="ce7">
            <text:p>254.006</text:p>
          </table:table-cell>
          <table:table-cell office:value-type="percentage" office:value="0.6215065550264991" table:style-name="ce47">
            <text:p>62,2%</text:p>
          </table:table-cell>
          <table:table-cell office:value-type="float" office:value="108503" table:style-name="ce7">
            <text:p>108.503</text:p>
          </table:table-cell>
          <table:table-cell office:value-type="percentage" office:value="0.87611934272679559" table:style-name="ce47">
            <text:p>87,6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3794" table:style-name="ce7">
            <text:p>43.794</text:p>
          </table:table-cell>
          <table:table-cell office:value-type="percentage" office:value="0.84550930573789485" table:style-name="ce47">
            <text:p>84,6%</text:p>
          </table:table-cell>
          <table:table-cell office:value-type="float" office:value="31610" table:style-name="ce7">
            <text:p>31.610</text:p>
          </table:table-cell>
          <table:table-cell office:value-type="percentage" office:value="0.83819473907509545" table:style-name="ce47">
            <text:p>83,8%</text:p>
          </table:table-cell>
          <table:table-cell office:value-type="float" office:value="17471" table:style-name="ce7">
            <text:p>17.471</text:p>
          </table:table-cell>
          <table:table-cell office:value-type="percentage" office:value="0.38782214921529889" table:style-name="ce47">
            <text:p>38,8%</text:p>
          </table:table-cell>
          <table:table-cell office:value-type="float" office:value="10364" table:style-name="ce7">
            <text:p>10.364</text:p>
          </table:table-cell>
          <table:table-cell office:value-type="percentage" office:value="0.21931142476246906" table:style-name="ce47">
            <text:p>21,9%</text:p>
          </table:table-cell>
          <table:table-cell office:value-type="float" office:value="11413" table:style-name="ce7">
            <text:p>11.413</text:p>
          </table:table-cell>
          <table:table-cell office:value-type="percentage" office:value="0.80943262411347516" table:style-name="ce47">
            <text:p>80,9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70534" table:style-name="ce7">
            <text:p>770.534</text:p>
          </table:table-cell>
          <table:table-cell office:value-type="percentage" office:value="0.87215388167754027" table:style-name="ce47">
            <text:p>87,2%</text:p>
          </table:table-cell>
          <table:table-cell office:value-type="float" office:value="508032" table:style-name="ce7">
            <text:p>508.032</text:p>
          </table:table-cell>
          <table:table-cell office:value-type="percentage" office:value="0.7447904602456481" table:style-name="ce47">
            <text:p>74,5%</text:p>
          </table:table-cell>
          <table:table-cell office:value-type="float" office:value="441968" table:style-name="ce7">
            <text:p>441.968</text:p>
          </table:table-cell>
          <table:table-cell office:value-type="percentage" office:value="0.46927462091651084" table:style-name="ce47">
            <text:p>46,9%</text:p>
          </table:table-cell>
          <table:table-cell office:value-type="float" office:value="247266" table:style-name="ce7">
            <text:p>247.266</text:p>
          </table:table-cell>
          <table:table-cell office:value-type="percentage" office:value="0.24011583079071411" table:style-name="ce47">
            <text:p>24,0%</text:p>
          </table:table-cell>
          <table:table-cell office:value-type="float" office:value="158254" table:style-name="ce7">
            <text:p>158.254</text:p>
          </table:table-cell>
          <table:table-cell office:value-type="percentage" office:value="0.66198997732767784" table:style-name="ce47">
            <text:p>66,2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51576" table:style-name="ce7">
            <text:p>151.576</text:p>
          </table:table-cell>
          <table:table-cell office:value-type="percentage" office:value="0.86018137037919806" table:style-name="ce47">
            <text:p>86,0%</text:p>
          </table:table-cell>
          <table:table-cell office:value-type="float" office:value="108736" table:style-name="ce7">
            <text:p>108.736</text:p>
          </table:table-cell>
          <table:table-cell office:value-type="percentage" office:value="0.74578363660057201" table:style-name="ce47">
            <text:p>74,6%</text:p>
          </table:table-cell>
          <table:table-cell office:value-type="float" office:value="78119" table:style-name="ce7">
            <text:p>78.119</text:p>
          </table:table-cell>
          <table:table-cell office:value-type="percentage" office:value="0.37737553500864707" table:style-name="ce47">
            <text:p>37,7%</text:p>
          </table:table-cell>
          <table:table-cell office:value-type="float" office:value="44180" table:style-name="ce7">
            <text:p>44.180</text:p>
          </table:table-cell>
          <table:table-cell office:value-type="percentage" office:value="0.19118257979644118" table:style-name="ce47">
            <text:p>19,1%</text:p>
          </table:table-cell>
          <table:table-cell office:value-type="float" office:value="44737" table:style-name="ce7">
            <text:p>44.737</text:p>
          </table:table-cell>
          <table:table-cell office:value-type="percentage" office:value="0.67082021292547611" table:style-name="ce47">
            <text:p>67,1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1280" table:style-name="ce7">
            <text:p>91.280</text:p>
          </table:table-cell>
          <table:table-cell office:value-type="percentage" office:value="0.93123852275045904" table:style-name="ce47">
            <text:p>93,1%</text:p>
          </table:table-cell>
          <table:table-cell office:value-type="float" office:value="63927" table:style-name="ce7">
            <text:p>63.927</text:p>
          </table:table-cell>
          <table:table-cell office:value-type="percentage" office:value="0.88769006456988131" table:style-name="ce47">
            <text:p>88,8%</text:p>
          </table:table-cell>
          <table:table-cell office:value-type="float" office:value="39637" table:style-name="ce7">
            <text:p>39.637</text:p>
          </table:table-cell>
          <table:table-cell office:value-type="percentage" office:value="0.43134801014245139" table:style-name="ce47">
            <text:p>43,1%</text:p>
          </table:table-cell>
          <table:table-cell office:value-type="float" office:value="17793" table:style-name="ce7">
            <text:p>17.793</text:p>
          </table:table-cell>
          <table:table-cell office:value-type="percentage" office:value="0.1863355988647907" table:style-name="ce47">
            <text:p>18,6%</text:p>
          </table:table-cell>
          <table:table-cell office:value-type="float" office:value="19092" table:style-name="ce7">
            <text:p>19.092</text:p>
          </table:table-cell>
          <table:table-cell office:value-type="percentage" office:value="0.80188164139611073" table:style-name="ce47">
            <text:p>80,2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34820" table:style-name="ce7">
            <text:p>334.820</text:p>
          </table:table-cell>
          <table:table-cell office:value-type="percentage" office:value="0.894088367398166" table:style-name="ce47">
            <text:p>89,4%</text:p>
          </table:table-cell>
          <table:table-cell office:value-type="float" office:value="229463" table:style-name="ce7">
            <text:p>229.463</text:p>
          </table:table-cell>
          <table:table-cell office:value-type="percentage" office:value="0.83704379229211889" table:style-name="ce47">
            <text:p>83,7%</text:p>
          </table:table-cell>
          <table:table-cell office:value-type="float" office:value="181483" table:style-name="ce7">
            <text:p>181.483</text:p>
          </table:table-cell>
          <table:table-cell office:value-type="percentage" office:value="0.5624571919134943" table:style-name="ce47">
            <text:p>56,2%</text:p>
          </table:table-cell>
          <table:table-cell office:value-type="float" office:value="60972" table:style-name="ce7">
            <text:p>60.972</text:p>
          </table:table-cell>
          <table:table-cell office:value-type="percentage" office:value="0.19038340842880294" table:style-name="ce47">
            <text:p>19,0%</text:p>
          </table:table-cell>
          <table:table-cell office:value-type="float" office:value="75359" table:style-name="ce7">
            <text:p>75.359</text:p>
          </table:table-cell>
          <table:table-cell office:value-type="percentage" office:value="0.7611712658074421" table:style-name="ce47">
            <text:p>76,1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063" table:style-name="ce7">
            <text:p>5.063</text:p>
          </table:table-cell>
          <table:table-cell office:value-type="percentage" office:value="0.81202886928628704" table:style-name="ce47">
            <text:p>81,2%</text:p>
          </table:table-cell>
          <table:table-cell office:value-type="float" office:value="5711" table:style-name="ce7">
            <text:p>5.711</text:p>
          </table:table-cell>
          <table:table-cell office:value-type="percentage" office:value="0.75652404291959197" table:style-name="ce47">
            <text:p>75,7%</text:p>
          </table:table-cell>
          <table:table-cell office:value-type="float" office:value="4620" table:style-name="ce7">
            <text:p>4.620</text:p>
          </table:table-cell>
          <table:table-cell office:value-type="percentage" office:value="0.439038297063575" table:style-name="ce47">
            <text:p>43,9%</text:p>
          </table:table-cell>
          <table:table-cell office:value-type="float" office:value="3013" table:style-name="ce7">
            <text:p>3.013</text:p>
          </table:table-cell>
          <table:table-cell office:value-type="percentage" office:value="0.27306507159688237" table:style-name="ce47">
            <text:p>27,3%</text:p>
          </table:table-cell>
          <table:table-cell office:value-type="float" office:value="1305" table:style-name="ce7">
            <text:p>1.305</text:p>
          </table:table-cell>
          <table:table-cell office:value-type="percentage" office:value="0.35175202156334234" table:style-name="ce47">
            <text:p>35,2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4011" table:style-name="ce7">
            <text:p>4.011</text:p>
          </table:table-cell>
          <table:table-cell office:value-type="percentage" office:value="0.74222797927461137" table:style-name="ce47">
            <text:p>74,2%</text:p>
          </table:table-cell>
          <table:table-cell office:value-type="float" office:value="4740" table:style-name="ce7">
            <text:p>4.740</text:p>
          </table:table-cell>
          <table:table-cell office:value-type="percentage" office:value="0.64533696392103468" table:style-name="ce47">
            <text:p>64,5%</text:p>
          </table:table-cell>
          <table:table-cell office:value-type="float" office:value="5558" table:style-name="ce7">
            <text:p>5.558</text:p>
          </table:table-cell>
          <table:table-cell office:value-type="percentage" office:value="0.55859296482412057" table:style-name="ce47">
            <text:p>55,9%</text:p>
          </table:table-cell>
          <table:table-cell office:value-type="float" office:value="4514" table:style-name="ce7">
            <text:p>4.514</text:p>
          </table:table-cell>
          <table:table-cell office:value-type="percentage" office:value="0.43357986744789168" table:style-name="ce47">
            <text:p>43,4%</text:p>
          </table:table-cell>
          <table:table-cell office:value-type="float" office:value="1116" table:style-name="ce7">
            <text:p>1.116</text:p>
          </table:table-cell>
          <table:table-cell office:value-type="percentage" office:value="0.24894044166852555" table:style-name="ce47">
            <text:p>24,9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10" table:style-name="ce7">
            <text:p>10</text:p>
          </table:table-cell>
          <table:table-cell office:value-type="percentage" office:value="0.24390243902439024" table:style-name="ce47">
            <text:p>24,4%</text:p>
          </table:table-cell>
          <table:table-cell office:value-type="float" office:value="2088" table:style-name="ce7">
            <text:p>2.088</text:p>
          </table:table-cell>
          <table:table-cell office:value-type="percentage" office:value="0.58242677824267786" table:style-name="ce47">
            <text:p>58,2%</text:p>
          </table:table-cell>
          <table:table-cell office:value-type="float" office:value="4631" table:style-name="ce7">
            <text:p>4.631</text:p>
          </table:table-cell>
          <table:table-cell office:value-type="percentage" office:value="0.48809021922428331" table:style-name="ce47">
            <text:p>48,8%</text:p>
          </table:table-cell>
          <table:table-cell office:value-type="float" office:value="10133" table:style-name="ce7">
            <text:p>10.133</text:p>
          </table:table-cell>
          <table:table-cell office:value-type="percentage" office:value="0.45852753518258743" table:style-name="ce47">
            <text:p>45,9%</text:p>
          </table:table-cell>
          <table:table-cell office:value-type="float" office:value="1013" table:style-name="ce7">
            <text:p>1.013</text:p>
          </table:table-cell>
          <table:table-cell office:value-type="percentage" office:value="0.79952644041041832" table:style-name="ce47">
            <text:p>80,0%</text:p>
          </table:table-cell>
          <table:table-cell table:number-columns-repeated="16373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9" table:style-name="ce7">
            <text:p>9</text:p>
          </table:table-cell>
          <table:table-cell office:value-type="percentage" office:value="0.11688311688311688" table:style-name="ce50">
            <text:p>11,7%</text:p>
          </table:table-cell>
          <table:table-cell office:value-type="float" office:value="64" table:style-name="ce7">
            <text:p>64</text:p>
          </table:table-cell>
          <table:table-cell office:value-type="percentage" office:value="0.22939068100358423" table:style-name="ce50">
            <text:p>22,9%</text:p>
          </table:table-cell>
          <table:table-cell office:value-type="float" office:value="137" table:style-name="ce7">
            <text:p>137</text:p>
          </table:table-cell>
          <table:table-cell office:value-type="percentage" office:value="0.15893271461716937" table:style-name="ce50">
            <text:p>15,9%</text:p>
          </table:table-cell>
          <table:table-cell office:value-type="float" office:value="136" table:style-name="ce7">
            <text:p>136</text:p>
          </table:table-cell>
          <table:table-cell office:value-type="percentage" office:value="7.6318742985409652E-2" table:style-name="ce50">
            <text:p>7,6%</text:p>
          </table:table-cell>
          <table:table-cell office:value-type="float" office:value="149" table:style-name="ce7">
            <text:p>149</text:p>
          </table:table-cell>
          <table:table-cell office:value-type="percentage" office:value="3.3879035925420645E-2" table:style-name="ce50">
            <text:p>3,4%</text:p>
          </table:table-cell>
          <table:table-cell table:number-columns-repeated="16373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114785" table:style-name="ce65">
            <text:p>6.114.785</text:p>
          </table:table-cell>
          <table:table-cell office:value-type="percentage" office:value="0.89293800660315459" table:style-name="ce66">
            <text:p>89,29%</text:p>
          </table:table-cell>
          <table:table-cell office:value-type="float" office:value="4276429" table:style-name="ce65">
            <text:p>4.276.429</text:p>
          </table:table-cell>
          <table:table-cell office:value-type="percentage" office:value="0.81431035441416288" table:style-name="ce66">
            <text:p>81,43%</text:p>
          </table:table-cell>
          <table:table-cell office:value-type="float" office:value="3021957" table:style-name="ce65">
            <text:p>3.021.957</text:p>
          </table:table-cell>
          <table:table-cell office:value-type="percentage" office:value="0.45255841411211628" table:style-name="ce66">
            <text:p>45,26%</text:p>
          </table:table-cell>
          <table:table-cell office:value-type="float" office:value="1662970" table:style-name="ce65">
            <text:p>1.662.970</text:p>
          </table:table-cell>
          <table:table-cell office:value-type="percentage" office:value="0.23814355231526824" table:style-name="ce66">
            <text:p>23,81%</text:p>
          </table:table-cell>
          <table:table-cell office:value-type="float" office:value="1290179" table:style-name="ce65">
            <text:p>1.290.179</text:p>
          </table:table-cell>
          <table:table-cell office:value-type="percentage" office:value="0.65124145237990683" table:style-name="ce66">
            <text:p>65,12%</text:p>
          </table:table-cell>
          <table:table-cell table:number-columns-repeated="16373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90"/>
          <table:table-cell office:value-type="string" table:number-columns-spanned="1" table:number-rows-spanned="2" table:style-name="ce91">
            <text:p>Población a vacunar 5-11 años</text:p>
          </table:table-cell>
          <table:table-cell office:value-type="string" table:number-columns-spanned="1" table:number-rows-spanned="2" table:style-name="ce91">
            <text:p>Nº Personas con al menos 1 dosis</text:p>
          </table:table-cell>
          <table:table-cell office:value-type="string" table:number-columns-spanned="1" table:number-rows-spanned="2" table:style-name="ce91">
            <text:p>% Personas con al menos 1 dosis</text:p>
          </table:table-cell>
          <table:table-cell office:value-type="string" table:number-columns-spanned="1" table:number-rows-spanned="2" table:style-name="ce91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4">
            <text:p>Andalucía</text:p>
          </table:table-cell>
          <table:table-cell office:value-type="float" office:value="638443" table:style-name="ce75">
            <text:p>638.443</text:p>
          </table:table-cell>
          <table:table-cell office:value-type="float" office:value="214760" table:style-name="ce75">
            <text:p>214.760</text:p>
          </table:table-cell>
          <table:table-cell office:value-type="percentage" office:value="0.3363808515403881" table:style-name="ce76">
            <text:p>33,64%</text:p>
          </table:table-cell>
          <table:table-cell office:value-type="date" office:date-value="2022-01-10T00:00:00" table:style-name="ce77">
            <text:p>1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90144" table:style-name="ce79">
            <text:p>90.144</text:p>
          </table:table-cell>
          <table:table-cell office:value-type="float" office:value="33887" table:style-name="ce79">
            <text:p>33.887</text:p>
          </table:table-cell>
          <table:table-cell office:value-type="percentage" office:value="0.37592074902378414" table:style-name="ce80">
            <text:p>37,59%</text:p>
          </table:table-cell>
          <table:table-cell office:value-type="date" office:date-value="2022-01-10T00:00:00" table:style-name="ce81">
            <text:p>1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54615" table:style-name="ce79">
            <text:p>54.615</text:p>
          </table:table-cell>
          <table:table-cell office:value-type="float" office:value="29207" table:style-name="ce79">
            <text:p>29.207</text:p>
          </table:table-cell>
          <table:table-cell office:value-type="percentage" office:value="0.53477982239311539" table:style-name="ce80">
            <text:p>53,48%</text:p>
          </table:table-cell>
          <table:table-cell office:value-type="date" office:date-value="2022-01-10T00:00:00" table:style-name="ce81">
            <text:p>1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84217" table:style-name="ce79">
            <text:p>84.217</text:p>
          </table:table-cell>
          <table:table-cell office:value-type="float" office:value="17782" table:style-name="ce79">
            <text:p>17.782</text:p>
          </table:table-cell>
          <table:table-cell office:value-type="percentage" office:value="0.21114501822672382" table:style-name="ce80">
            <text:p>21,11%</text:p>
          </table:table-cell>
          <table:table-cell office:value-type="date" office:date-value="2022-01-10T00:00:00" table:style-name="ce81">
            <text:p>1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36910" table:style-name="ce79">
            <text:p>136.910</text:p>
          </table:table-cell>
          <table:table-cell office:value-type="float" office:value="52646" table:style-name="ce79">
            <text:p>52.646</text:p>
          </table:table-cell>
          <table:table-cell office:value-type="percentage" office:value="0.38452998320064274" table:style-name="ce80">
            <text:p>38,45%</text:p>
          </table:table-cell>
          <table:table-cell office:value-type="date" office:date-value="2022-01-10T00:00:00" table:style-name="ce81">
            <text:p>1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38052" table:style-name="ce79">
            <text:p>38.052</text:p>
          </table:table-cell>
          <table:table-cell office:value-type="float" office:value="20082" table:style-name="ce79">
            <text:p>20.082</text:p>
          </table:table-cell>
          <table:table-cell office:value-type="percentage" office:value="0.5277514979501734" table:style-name="ce80">
            <text:p>52,78%</text:p>
          </table:table-cell>
          <table:table-cell office:value-type="date" office:date-value="2022-01-10T00:00:00" table:style-name="ce81">
            <text:p>1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stilla y León</text:p>
          </table:table-cell>
          <table:table-cell office:value-type="float" office:value="138981" table:style-name="ce79">
            <text:p>138.981</text:p>
          </table:table-cell>
          <table:table-cell office:value-type="float" office:value="64242" table:style-name="ce79">
            <text:p>64.242</text:p>
          </table:table-cell>
          <table:table-cell office:value-type="percentage" office:value="0.46223584518747168" table:style-name="ce80">
            <text:p>46,22%</text:p>
          </table:table-cell>
          <table:table-cell office:value-type="date" office:date-value="2022-01-10T00:00:00" table:style-name="ce81">
            <text:p>1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8">
            <text:p>Castilla - La Mancha</text:p>
          </table:table-cell>
          <table:table-cell office:value-type="float" office:value="149968" table:style-name="ce79">
            <text:p>149.968</text:p>
          </table:table-cell>
          <table:table-cell office:value-type="float" office:value="51382" table:style-name="ce79">
            <text:p>51.382</text:p>
          </table:table-cell>
          <table:table-cell office:value-type="percentage" office:value="0.34261975888189483" table:style-name="ce80">
            <text:p>34,26%</text:p>
          </table:table-cell>
          <table:table-cell office:value-type="date" office:date-value="2022-01-10T00:00:00" table:style-name="ce81">
            <text:p>1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571450" table:style-name="ce79">
            <text:p>571.450</text:p>
          </table:table-cell>
          <table:table-cell office:value-type="float" office:value="173485" table:style-name="ce79">
            <text:p>173.485</text:p>
          </table:table-cell>
          <table:table-cell office:value-type="percentage" office:value="0.30358736547379472" table:style-name="ce80">
            <text:p>30,36%</text:p>
          </table:table-cell>
          <table:table-cell office:value-type="date" office:date-value="2022-01-10T00:00:00" table:style-name="ce81">
            <text:p>1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361203" table:style-name="ce79">
            <text:p>361.203</text:p>
          </table:table-cell>
          <table:table-cell office:value-type="float" office:value="107225" table:style-name="ce79">
            <text:p>107.225</text:p>
          </table:table-cell>
          <table:table-cell office:value-type="percentage" office:value="0.29685523099199063" table:style-name="ce80">
            <text:p>29,69%</text:p>
          </table:table-cell>
          <table:table-cell office:value-type="date" office:date-value="2022-01-10T00:00:00" table:style-name="ce81">
            <text:p>1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69578" table:style-name="ce79">
            <text:p>69.578</text:p>
          </table:table-cell>
          <table:table-cell office:value-type="float" office:value="24912" table:style-name="ce79">
            <text:p>24.912</text:p>
          </table:table-cell>
          <table:table-cell office:value-type="percentage" office:value="0.35804420937652709" table:style-name="ce80">
            <text:p>35,80%</text:p>
          </table:table-cell>
          <table:table-cell office:value-type="date" office:date-value="2022-01-10T00:00:00" table:style-name="ce81">
            <text:p>1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Galicia*</text:p>
          </table:table-cell>
          <table:table-cell office:value-type="float" office:value="155893" table:style-name="ce79">
            <text:p>155.893</text:p>
          </table:table-cell>
          <table:table-cell office:value-type="float" office:value="84067" table:style-name="ce79">
            <text:p>84.067</text:p>
          </table:table-cell>
          <table:table-cell office:value-type="percentage" office:value="0.53926090331188703" table:style-name="ce80">
            <text:p>53,93%</text:p>
          </table:table-cell>
          <table:table-cell office:value-type="date" office:date-value="2022-01-10T00:00:00" table:style-name="ce81">
            <text:p>1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2641" table:style-name="ce79">
            <text:p>22.641</text:p>
          </table:table-cell>
          <table:table-cell office:value-type="float" office:value="7936" table:style-name="ce79">
            <text:p>7.936</text:p>
          </table:table-cell>
          <table:table-cell office:value-type="percentage" office:value="0.35051455324411468" table:style-name="ce80">
            <text:p>35,05%</text:p>
          </table:table-cell>
          <table:table-cell office:value-type="date" office:date-value="2022-01-10T00:00:00" table:style-name="ce81">
            <text:p>1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495144" table:style-name="ce79">
            <text:p>495.144</text:p>
          </table:table-cell>
          <table:table-cell office:value-type="float" office:value="174645" table:style-name="ce79">
            <text:p>174.645</text:p>
          </table:table-cell>
          <table:table-cell office:value-type="percentage" office:value="0.35271557365130146" table:style-name="ce80">
            <text:p>35,27%</text:p>
          </table:table-cell>
          <table:table-cell office:value-type="date" office:date-value="2022-01-10T00:00:00" table:style-name="ce81">
            <text:p>1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Murcia<text:s text:c="2"/></text:p>
          </table:table-cell>
          <table:table-cell office:value-type="float" office:value="124444" table:style-name="ce79">
            <text:p>124.444</text:p>
          </table:table-cell>
          <table:table-cell office:value-type="float" office:value="46030" table:style-name="ce79">
            <text:p>46.030</text:p>
          </table:table-cell>
          <table:table-cell office:value-type="percentage" office:value="0.3698852495901771" table:style-name="ce80">
            <text:p>36,99%</text:p>
          </table:table-cell>
          <table:table-cell office:value-type="date" office:date-value="2022-01-10T00:00:00" table:style-name="ce81">
            <text:p>1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Navarra<text:s/></text:p>
          </table:table-cell>
          <table:table-cell office:value-type="float" office:value="50103" table:style-name="ce79">
            <text:p>50.103</text:p>
          </table:table-cell>
          <table:table-cell office:value-type="float" office:value="21774" table:style-name="ce79">
            <text:p>21.774</text:p>
          </table:table-cell>
          <table:table-cell office:value-type="percentage" office:value="0.43458475540386804" table:style-name="ce80">
            <text:p>43,46%</text:p>
          </table:table-cell>
          <table:table-cell office:value-type="date" office:date-value="2022-01-10T00:00:00" table:style-name="ce81">
            <text:p>1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49328" table:style-name="ce79">
            <text:p>149.328</text:p>
          </table:table-cell>
          <table:table-cell office:value-type="float" office:value="62704" table:style-name="ce79">
            <text:p>62.704</text:p>
          </table:table-cell>
          <table:table-cell office:value-type="percentage" office:value="0.41990785385192331" table:style-name="ce80">
            <text:p>41,99%</text:p>
          </table:table-cell>
          <table:table-cell office:value-type="date" office:date-value="2022-01-10T00:00:00" table:style-name="ce81">
            <text:p>1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8455" table:style-name="ce79">
            <text:p>8.455</text:p>
          </table:table-cell>
          <table:table-cell office:value-type="float" office:value="2340" table:style-name="ce79">
            <text:p>2.340</text:p>
          </table:table-cell>
          <table:table-cell office:value-type="percentage" office:value="0.27675931401537551" table:style-name="ce80">
            <text:p>27,68%</text:p>
          </table:table-cell>
          <table:table-cell office:value-type="date" office:date-value="2022-01-10T00:00:00" table:style-name="ce81">
            <text:p>1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9707" table:style-name="ce79">
            <text:p>9.707</text:p>
          </table:table-cell>
          <table:table-cell office:value-type="float" office:value="2606" table:style-name="ce79">
            <text:p>2.606</text:p>
          </table:table-cell>
          <table:table-cell office:value-type="percentage" office:value="0.26846605542392088" table:style-name="ce80">
            <text:p>26,85%</text:p>
          </table:table-cell>
          <table:table-cell office:value-type="date" office:date-value="2022-01-10T00:00:00" table:style-name="ce81">
            <text:p>1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8">
            <text:p>Fuerzas Armadas*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2-01-10T00:00:00" table:style-name="ce81">
            <text:p>1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3">
            <text:p>Sanidad Exterior</text:p>
          </table:table-cell>
          <table:table-cell office:value-type="string" table:style-name="ce84">
            <text:p>-</text:p>
          </table:table-cell>
          <table:table-cell office:value-type="float" office:value="0" table:style-name="ce84">
            <text:p>0</text:p>
          </table:table-cell>
          <table:table-cell office:value-type="string" table:style-name="ce84">
            <text:p>-</text:p>
          </table:table-cell>
          <table:table-cell office:value-type="date" office:date-value="2022-01-10T00:00:00" table:style-name="ce85">
            <text:p>1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6">
            <text:p>Totales</text:p>
          </table:table-cell>
          <table:table-cell office:value-type="float" office:value="3349276" table:style-name="ce87">
            <text:p>3.349.276</text:p>
          </table:table-cell>
          <table:table-cell office:value-type="float" office:value="1191712" table:style-name="ce87">
            <text:p>1.191.712</text:p>
          </table:table-cell>
          <table:table-cell office:value-type="percentage" office:value="0.35581182321194194" table:style-name="ce88">
            <text:p>35,58%</text:p>
          </table:table-cell>
          <table:table-cell table:style-name="ce89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1-11T16:04:03Z</dc:date>
  </office:meta>
</office:document-meta>
</file>